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1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1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2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2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3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3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3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3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3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4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4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4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5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5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5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5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5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5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6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2_6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2_6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3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3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3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4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4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5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5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6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6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7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7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8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8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9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9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9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9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0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0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1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1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2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2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3_12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3_12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2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2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3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3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4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4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4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5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5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6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4_6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4_6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1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1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2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2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4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5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5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5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6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6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6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7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8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8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39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39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bold" style:font-weight-asian="bold" style:font-weight-complex="bold" style:text-underline-style="none"/>
    </style:style>
    <style:style style:name="T5_40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0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1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2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1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2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3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4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5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6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7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8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39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  <style:style style:name="T5_440" style:family="text">
      <style:text-properties style:text-line-through-style="none" fo:font-style="normal" style:font-style-asian="normal" style:font-style-complex="normal" fo:color="#000000" style:font-name="Comic Sans MS" fo:font-size="16pt" style:font-name-asian="Comic Sans MS" style:font-size-asian="16pt" style:font-name-complex="Comic Sans MS" style:font-size-complex="16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EJEMPLO</text:span><text:span text:style-name="T1_2"><text:s/></text:span><text:span text:style-name="T1_3">GUIÓN</text:span><text:span text:style-name="T1_4"><text:s text:c="2"/></text:span><text:span text:style-name="T1_5">TEATRAL</text:span><text:span text:style-name="T1_6"><text:s/></text:span></text:p>
      <text:p text:style-name="P2"><text:span text:style-name="T2_1">PRIMER</text:span><text:span text:style-name="T2_2"><text:s/></text:span><text:span text:style-name="T2_3">ACTO</text:span><text:span text:style-name="T2_4"><text:line-break/></text:span><text:span text:style-name="T2_5">El</text:span><text:span text:style-name="T2_6"><text:s/></text:span><text:span text:style-name="T2_7">baño</text:span><text:span text:style-name="T2_8"><text:s/></text:span><text:span text:style-name="T2_9">del</text:span><text:span text:style-name="T2_10"><text:s/></text:span><text:span text:style-name="T2_11">departamento</text:span><text:span text:style-name="T2_12"><text:s/></text:span><text:span text:style-name="T2_13">de</text:span><text:span text:style-name="T2_14"><text:s/></text:span><text:span text:style-name="T2_15">Mónica</text:span><text:span text:style-name="T2_16">.<text:s/></text:span><text:span text:style-name="T2_17">Un</text:span><text:span text:style-name="T2_18"><text:s/></text:span><text:span text:style-name="T2_19">baño</text:span><text:span text:style-name="T2_20"><text:s/></text:span><text:span text:style-name="T2_21">muy</text:span><text:span text:style-name="T2_22"><text:s/></text:span><text:span text:style-name="T2_23">bien</text:span><text:span text:style-name="T2_24"><text:s/></text:span><text:span text:style-name="T2_25">amueblado</text:span><text:span text:style-name="T2_26"><text:s/></text:span><text:span text:style-name="T2_27">y</text:span><text:span text:style-name="T2_28"><text:s/></text:span><text:span text:style-name="T2_29">con</text:span><text:span text:style-name="T2_30"><text:s/></text:span><text:span text:style-name="T2_31">acabados</text:span><text:span text:style-name="T2_32"><text:s/></text:span><text:span text:style-name="T2_33">lujosos</text:span><text:span text:style-name="T2_34">.<text:s/></text:span><text:span text:style-name="T2_35">La</text:span><text:span text:style-name="T2_36"><text:s/></text:span><text:span text:style-name="T2_37">puerta</text:span><text:span text:style-name="T2_38"><text:s/></text:span><text:span text:style-name="T2_39">está</text:span><text:span text:style-name="T2_40"><text:s/></text:span><text:span text:style-name="T2_41">del</text:span><text:span text:style-name="T2_42"><text:s/></text:span><text:span text:style-name="T2_43">lado</text:span><text:span text:style-name="T2_44"><text:s/></text:span><text:span text:style-name="T2_45">izquierdo</text:span><text:span text:style-name="T2_46">.<text:s/></text:span><text:span text:style-name="T2_47">Azulejos</text:span><text:span text:style-name="T2_48"><text:s/></text:span><text:span text:style-name="T2_49">de</text:span><text:span text:style-name="T2_50"><text:s/></text:span><text:span text:style-name="T2_51">color</text:span><text:span text:style-name="T2_52"><text:s/></text:span><text:span text:style-name="T2_53">amarillo</text:span><text:span text:style-name="T2_54"><text:s/></text:span><text:span text:style-name="T2_55">pastel</text:span><text:span text:style-name="T2_56"><text:s/></text:span><text:span text:style-name="T2_57">con</text:span><text:span text:style-name="T2_58"><text:s/></text:span><text:span text:style-name="T2_59">figurillas</text:span><text:span text:style-name="T2_60"><text:s/></text:span><text:span text:style-name="T2_61">que</text:span><text:span text:style-name="T2_62"><text:s/></text:span><text:span text:style-name="T2_63">se</text:span><text:span text:style-name="T2_64"><text:s/></text:span><text:span text:style-name="T2_65">engarzan</text:span><text:span text:style-name="T2_66"><text:s/></text:span><text:span text:style-name="T2_67">entre</text:span><text:span text:style-name="T2_68"><text:s/></text:span><text:span text:style-name="T2_69">sí</text:span><text:span text:style-name="T2_70">.<text:s/></text:span><text:span text:style-name="T2_71">El</text:span><text:span text:style-name="T2_72"><text:s/></text:span><text:span text:style-name="T2_73">lavamanos</text:span><text:span text:style-name="T2_74"><text:s/></text:span><text:span text:style-name="T2_75">tiene</text:span><text:span text:style-name="T2_76"><text:s/></text:span><text:span text:style-name="T2_77">dos</text:span><text:span text:style-name="T2_78"><text:s/></text:span><text:span text:style-name="T2_79">puerta</text:span><text:span text:style-name="T2_80">s</text:span><text:span text:style-name="T2_81"><text:s/></text:span><text:span text:style-name="T2_82">en</text:span><text:span text:style-name="T2_83"><text:s/></text:span><text:span text:style-name="T2_84">la</text:span><text:span text:style-name="T2_85"><text:s/></text:span><text:span text:style-name="T2_86">parte</text:span><text:span text:style-name="T2_87"><text:s/></text:span><text:span text:style-name="T2_88">inferior</text:span><text:span text:style-name="T2_89">,<text:s/></text:span><text:span text:style-name="T2_90">un</text:span><text:span text:style-name="T2_91"><text:s/></text:span><text:span text:style-name="T2_92">espejo</text:span><text:span text:style-name="T2_93"><text:s/></text:span><text:span text:style-name="T2_94">encima</text:span><text:span text:style-name="T2_95"><text:s/></text:span><text:span text:style-name="T2_96">que</text:span><text:span text:style-name="T2_97"><text:s/></text:span><text:span text:style-name="T2_98">toca</text:span><text:span text:style-name="T2_99"><text:s/></text:span><text:span text:style-name="T2_100">el</text:span><text:span text:style-name="T2_101"><text:s/></text:span><text:span text:style-name="T2_102">techo</text:span><text:span text:style-name="T2_103">,<text:s/></text:span><text:span text:style-name="T2_104">al</text:span><text:span text:style-name="T2_105"><text:s/></text:span><text:span text:style-name="T2_106">lado</text:span><text:span text:style-name="T2_107"><text:s/></text:span><text:span text:style-name="T2_108">derecho</text:span><text:span text:style-name="T2_109"><text:s/></text:span><text:span text:style-name="T2_110">un</text:span><text:span text:style-name="T2_111"><text:s/></text:span><text:span text:style-name="T2_112">retrete</text:span><text:span text:style-name="T2_113"><text:s/></text:span><text:span text:style-name="T2_114">y</text:span><text:span text:style-name="T2_115"><text:s/></text:span><text:span text:style-name="T2_116">a</text:span><text:span text:style-name="T2_117"><text:s/></text:span><text:span text:style-name="T2_118">la</text:span><text:span text:style-name="T2_119"><text:s/></text:span><text:span text:style-name="T2_120">diestra</text:span><text:span text:style-name="T2_121"><text:s/></text:span><text:span text:style-name="T2_122">de</text:span><text:span text:style-name="T2_123"><text:s/></text:span><text:span text:style-name="T2_124">este</text:span><text:span text:style-name="T2_125"><text:s/></text:span><text:span text:style-name="T2_126">se</text:span><text:span text:style-name="T2_127"><text:s/></text:span><text:span text:style-name="T2_128">encuentra</text:span><text:span text:style-name="T2_129"><text:s/></text:span><text:span text:style-name="T2_130">la</text:span><text:span text:style-name="T2_131"><text:s/></text:span><text:span text:style-name="T2_132">tina</text:span><text:span text:style-name="T2_133"><text:s/></text:span><text:span text:style-name="T2_134">de</text:span><text:span text:style-name="T2_135"><text:s/></text:span><text:span text:style-name="T2_136">hidromasaje</text:span><text:span text:style-name="T2_137">.<text:s/></text:span><text:span text:style-name="T2_138">Tres</text:span><text:span text:style-name="T2_139"><text:s/></text:span><text:span text:style-name="T2_140">cuadros</text:span><text:span text:style-name="T2_141"><text:s/></text:span><text:span text:style-name="T2_142">decorativos</text:span><text:span text:style-name="T2_143">.<text:s/></text:span><text:span text:style-name="T2_144">Jabones</text:span><text:span text:style-name="T2_145"><text:s/></text:span><text:span text:style-name="T2_146">de</text:span><text:span text:style-name="T2_147"><text:s/></text:span><text:span text:style-name="T2_148">colores</text:span><text:span text:style-name="T2_149"><text:s/></text:span><text:span text:style-name="T2_150">y</text:span><text:span text:style-name="T2_151"><text:s/></text:span><text:span text:style-name="T2_152">una</text:span><text:span text:style-name="T2_153"><text:s/></text:span><text:span text:style-name="T2_154">maceta</text:span><text:span text:style-name="T2_155">.<text:line-break/></text:span><text:span text:style-name="T2_156">ESCENA</text:span><text:span text:style-name="T2_157"><text:s/></text:span><text:span text:style-name="T2_158">I</text:span><text:span text:style-name="T2_159"><text:line-break/><text:line-break/></text:span><text:span text:style-name="T2_160">Mónica</text:span><text:span text:style-name="T2_161"><text:s/></text:span><text:span text:style-name="T2_162">entra</text:span><text:span text:style-name="T2_163"><text:s/></text:span><text:span text:style-name="T2_164">al</text:span><text:span text:style-name="T2_165"><text:s/></text:span><text:span text:style-name="T2_166">baño</text:span><text:span text:style-name="T2_167">,<text:s/></text:span><text:span text:style-name="T2_168">trae</text:span><text:span text:style-name="T2_169"><text:s/></text:span><text:span text:style-name="T2_170">en</text:span><text:span text:style-name="T2_171"><text:s/></text:span><text:span text:style-name="T2_172">la</text:span><text:span text:style-name="T2_173"><text:s/></text:span><text:span text:style-name="T2_174">mano</text:span><text:span text:style-name="T2_175"><text:s/></text:span><text:span text:style-name="T2_176">un</text:span><text:span text:style-name="T2_177"><text:s/></text:span><text:span text:style-name="T2_178">teléfono</text:span><text:span text:style-name="T2_179"><text:s/></text:span><text:span text:style-name="T2_180">inalámbrico</text:span><text:span text:style-name="T2_181">,<text:s/></text:span><text:span text:style-name="T2_182">cierra</text:span><text:span text:style-name="T2_183"><text:s/></text:span><text:span text:style-name="T2_184">la</text:span><text:span text:style-name="T2_185"><text:s/></text:span><text:span text:style-name="T2_186">puerta</text:span><text:span text:style-name="T2_187"><text:s/></text:span><text:span text:style-name="T2_188">y</text:span><text:span text:style-name="T2_189"><text:s/></text:span><text:span text:style-name="T2_190">se</text:span><text:span text:style-name="T2_191"><text:s/></text:span><text:span text:style-name="T2_192">mira</text:span><text:span text:style-name="T2_193"><text:s/></text:span><text:span text:style-name="T2_194">en</text:span><text:span text:style-name="T2_195"><text:s/></text:span><text:span text:style-name="T2_196">el</text:span><text:span text:style-name="T2_197"><text:s/></text:span><text:span text:style-name="T2_198">espejo</text:span><text:span text:style-name="T2_199"><text:s/></text:span><text:span text:style-name="T2_200">de</text:span><text:span text:style-name="T2_201"><text:s/></text:span><text:span text:style-name="T2_202">forma</text:span><text:span text:style-name="T2_203"><text:s/></text:span><text:span text:style-name="T2_204">pensativa</text:span><text:span text:style-name="T2_205"><text:s/></text:span><text:span text:style-name="T2_206">y</text:span><text:span text:style-name="T2_207"><text:s/></text:span><text:span text:style-name="T2_208">como</text:span><text:span text:style-name="T2_209"><text:s/></text:span><text:span text:style-name="T2_210">reconocié</text:span><text:span text:style-name="T2_211">ndose</text:span><text:span text:style-name="T2_212"><text:s/></text:span><text:span text:style-name="T2_213">a</text:span><text:span text:style-name="T2_214"><text:s/></text:span><text:span text:style-name="T2_215">sí</text:span><text:span text:style-name="T2_216"><text:s/></text:span><text:span text:style-name="T2_217">misma</text:span><text:span text:style-name="T2_218">,<text:s/></text:span><text:span text:style-name="T2_219">mirá</text:span><text:span text:style-name="T2_220">ndose</text:span><text:span text:style-name="T2_221"><text:s/></text:span><text:span text:style-name="T2_222">extrañada</text:span><text:span text:style-name="T2_223"><text:s/></text:span><text:span text:style-name="T2_224">como</text:span><text:span text:style-name="T2_225"><text:s/></text:span><text:span text:style-name="T2_226">si</text:span><text:span text:style-name="T2_227"><text:s/></text:span><text:span text:style-name="T2_228">su</text:span><text:span text:style-name="T2_229"><text:s/></text:span><text:span text:style-name="T2_230">reflejo</text:span><text:span text:style-name="T2_231"><text:s/></text:span><text:span text:style-name="T2_232">no</text:span><text:span text:style-name="T2_233"><text:s/></text:span><text:span text:style-name="T2_234">fuera</text:span><text:span text:style-name="T2_235"><text:s/></text:span><text:span text:style-name="T2_236">el</text:span><text:span text:style-name="T2_237"><text:s/></text:span><text:span text:style-name="T2_238">de</text:span><text:span text:style-name="T2_239"><text:s/></text:span><text:span text:style-name="T2_240">ella</text:span><text:span text:style-name="T2_241"><text:s/></text:span><text:span text:style-name="T2_242">misma</text:span><text:span text:style-name="T2_243">.<text:s/></text:span><text:span text:style-name="T2_244">Se</text:span><text:span text:style-name="T2_245"><text:s/></text:span><text:span text:style-name="T2_246">toca</text:span><text:span text:style-name="T2_247"><text:s/></text:span><text:span text:style-name="T2_248">la</text:span><text:span text:style-name="T2_249"><text:s/></text:span><text:span text:style-name="T2_250">cara</text:span><text:span text:style-name="T2_251">.<text:line-break/><text:line-break/></text:span><text:span text:style-name="T2_252">Mónica</text:span><text:span text:style-name="T2_253">:<text:s/></text:span><text:span text:style-name="T2_254">Mm</text:span><text:span text:style-name="T2_255">!<text:s/></text:span><text:span text:style-name="T2_256">No</text:span><text:span text:style-name="T2_257"><text:s/></text:span><text:span text:style-name="T2_258">cabe</text:span><text:span text:style-name="T2_259"><text:s/></text:span><text:span text:style-name="T2_260">la</text:span><text:span text:style-name="T2_261"><text:s/></text:span><text:span text:style-name="T2_262">menor</text:span><text:span text:style-name="T2_263"><text:s/></text:span><text:span text:style-name="T2_264">duda</text:span><text:span text:style-name="T2_265">;<text:s/></text:span><text:span text:style-name="T2_266">ya</text:span><text:span text:style-name="T2_267"><text:s/></text:span><text:span text:style-name="T2_268">no</text:span><text:span text:style-name="T2_269"><text:s/></text:span><text:span text:style-name="T2_270">tengo</text:span><text:span text:style-name="T2_271"><text:s/></text:span><text:span text:style-name="T2_272">el</text:span><text:span text:style-name="T2_273"><text:s/></text:span><text:span text:style-name="T2_274">mismo</text:span><text:span text:style-name="T2_275"><text:s/></text:span><text:span text:style-name="T2_276">aspecto</text:span><text:span text:style-name="T2_277">,<text:s/></text:span><text:span text:style-name="T2_278">no</text:span><text:span text:style-name="T2_279"><text:s/></text:span><text:span text:style-name="T2_280">soy</text:span><text:span text:style-name="T2_281"><text:s/></text:span><text:span text:style-name="T2_282">la</text:span><text:span text:style-name="T2_283"><text:s/></text:span><text:span text:style-name="T2_284">misma</text:span><text:span text:style-name="T2_285">.<text:s/></text:span><text:span text:style-name="T2_286">Estos</text:span><text:span text:style-name="T2_287"><text:s/></text:span><text:span text:style-name="T2_288">últimos</text:span><text:span text:style-name="T2_289"><text:s/></text:span><text:span text:style-name="T2_290">veinte</text:span><text:span text:style-name="T2_291"><text:s/></text:span><text:span text:style-name="T2_292">años</text:span><text:span text:style-name="T2_293"><text:s/></text:span><text:span text:style-name="T2_294">han</text:span><text:span text:style-name="T2_295"><text:s/></text:span><text:span text:style-name="T2_296">acabado</text:span><text:span text:style-name="T2_297"><text:s/></text:span><text:span text:style-name="T2_298">conmigo</text:span><text:span text:style-name="T2_299">.<text:s/></text:span><text:span text:style-name="T2_300">Las</text:span><text:span text:style-name="T2_301"><text:s/></text:span><text:span text:style-name="T2_302">bolsas</text:span><text:span text:style-name="T2_303"><text:s/></text:span><text:span text:style-name="T2_304">debajo</text:span><text:span text:style-name="T2_305"><text:s/></text:span><text:span text:style-name="T2_306">de</text:span><text:span text:style-name="T2_307"><text:s/></text:span><text:span text:style-name="T2_308">mis</text:span><text:span text:style-name="T2_309"><text:s/></text:span><text:span text:style-name="T2_310">ojos</text:span><text:span text:style-name="T2_311"><text:s/></text:span><text:span text:style-name="T2_312">son</text:span><text:span text:style-name="T2_313"><text:s/></text:span><text:span text:style-name="T2_314">de</text:span><text:span text:style-name="T2_315"><text:s/></text:span><text:span text:style-name="T2_316">insomnio</text:span><text:span text:style-name="T2_317">,<text:s/></text:span><text:span text:style-name="T2_318">las</text:span><text:span text:style-name="T2_319"><text:s/></text:span><text:span text:style-name="T2_320">patas</text:span><text:span text:style-name="T2_321"><text:s/></text:span><text:span text:style-name="T2_322">de</text:span><text:span text:style-name="T2_323"><text:s/></text:span><text:span text:style-name="T2_324">gallo</text:span><text:span text:style-name="T2_325"><text:s/></text:span><text:span text:style-name="T2_326">al</text:span><text:span text:style-name="T2_327"><text:s/></text:span><text:span text:style-name="T2_328">lado</text:span><text:span text:style-name="T2_329"><text:s/></text:span><text:span text:style-name="T2_330">de</text:span><text:span text:style-name="T2_331"><text:s/></text:span><text:span text:style-name="T2_332">las</text:span><text:span text:style-name="T2_333"><text:s/></text:span><text:span text:style-name="T2_334">sienes</text:span><text:span text:style-name="T2_335"><text:s/></text:span><text:span text:style-name="T2_336">son</text:span><text:span text:style-name="T2_337"><text:s/></text:span><text:span text:style-name="T2_338">el</text:span><text:span text:style-name="T2_339"><text:s/></text:span><text:span text:style-name="T2_340">resultado</text:span><text:span text:style-name="T2_341"><text:s/></text:span><text:span text:style-name="T2_342">de</text:span><text:span text:style-name="T2_343"><text:s/></text:span><text:span text:style-name="T2_344">la</text:span><text:span text:style-name="T2_345"><text:s/></text:span><text:span text:style-name="T2_346">experiencia</text:span><text:span text:style-name="T2_347"><text:s/></text:span><text:span text:style-name="T2_348">insatisfecha</text:span><text:span text:style-name="T2_349"><text:s/></text:span><text:span text:style-name="T2_350">y</text:span><text:span text:style-name="T2_351"><text:s/></text:span><text:span text:style-name="T2_352">mediocre</text:span><text:span text:style-name="T2_353"><text:s/></text:span><text:span text:style-name="T2_354">que</text:span><text:span text:style-name="T2_355"><text:s/></text:span><text:span text:style-name="T2_356">he</text:span><text:span text:style-name="T2_357"><text:s/></text:span><text:span text:style-name="T2_358">adquirido</text:span><text:span text:style-name="T2_359">;<text:s/></text:span><text:span text:style-name="T2_360">esta</text:span><text:span text:style-name="T2_361"><text:s/></text:span><text:span text:style-name="T2_362">marca</text:span><text:span text:style-name="T2_363"><text:s/>(</text:span><text:span text:style-name="T2_364">señalando</text:span><text:span text:style-name="T2_365"><text:s/></text:span><text:span text:style-name="T2_366">la</text:span><text:span text:style-name="T2_367"><text:s/></text:span><text:span text:style-name="T2_368">marca</text:span><text:span text:style-name="T2_369"><text:s/></text:span><text:span text:style-name="T2_370">que</text:span><text:span text:style-name="T2_371"><text:s/></text:span><text:span text:style-name="T2_372">la</text:span><text:span text:style-name="T2_373"><text:s/></text:span><text:span text:style-name="T2_374">sonrisa</text:span><text:span text:style-name="T2_375"><text:s/></text:span><text:span text:style-name="T2_376">deja</text:span><text:span text:style-name="T2_377"><text:s/></text:span><text:span text:style-name="T2_378">al</text:span><text:span text:style-name="T2_379"><text:s/></text:span><text:span text:style-name="T2_380">paso</text:span><text:span text:style-name="T2_381"><text:s/></text:span><text:span text:style-name="T2_382">del</text:span><text:span text:style-name="T2_383"><text:s/></text:span><text:span text:style-name="T2_384">tiempo</text:span><text:span text:style-name="T2_385">)<text:s/></text:span><text:span text:style-name="T2_386">es</text:span><text:span text:style-name="T2_387"><text:s/></text:span><text:span text:style-name="T2_388">de</text:span><text:span text:style-name="T2_389"><text:s/></text:span><text:span text:style-name="T2_390">hipocresía</text:span><text:span text:style-name="T2_391">.<text:s/></text:span><text:span text:style-name="T2_392">De</text:span><text:span text:style-name="T2_393"><text:s/></text:span><text:span text:style-name="T2_394">vivir</text:span><text:span text:style-name="T2_395"><text:s/></text:span><text:span text:style-name="T2_396">siendo</text:span><text:span text:style-name="T2_397"><text:s/></text:span><text:span text:style-name="T2_398">la</text:span><text:span text:style-name="T2_399"><text:s/></text:span><text:span text:style-name="T2_400">que</text:span><text:span text:style-name="T2_401"><text:s/></text:span><text:span text:style-name="T2_402">no</text:span><text:span text:style-name="T2_403"><text:s/></text:span><text:span text:style-name="T2_404">soy</text:span><text:span text:style-name="T2_405">,<text:s/></text:span><text:span text:style-name="T2_406">mostrándome</text:span><text:span text:style-name="T2_407"><text:s/></text:span><text:span text:style-name="T2_408">como</text:span><text:span text:style-name="T2_409"><text:s/></text:span><text:span text:style-name="T2_410">muñeca</text:span><text:span text:style-name="T2_411"><text:s/></text:span><text:span text:style-name="T2_412">de</text:span><text:span text:style-name="T2_413"><text:s/></text:span><text:span text:style-name="T2_414">porcelana</text:span><text:span text:style-name="T2_415"><text:s/></text:span><text:span text:style-name="T2_416">a</text:span><text:span text:style-name="T2_417"><text:s/></text:span><text:span text:style-name="T2_418">la</text:span><text:span text:style-name="T2_419"><text:s/></text:span><text:span text:style-name="T2_420">cual</text:span><text:span text:style-name="T2_421"><text:s/></text:span><text:span text:style-name="T2_422">no</text:span><text:span text:style-name="T2_423"><text:s/></text:span><text:span text:style-name="T2_424">se</text:span><text:span text:style-name="T2_425"><text:s/></text:span><text:span text:style-name="T2_426">le</text:span><text:span text:style-name="T2_427"><text:s/></text:span><text:span text:style-name="T2_428">permite</text:span><text:span text:style-name="T2_429"><text:s/></text:span><text:span text:style-name="T2_430">quebrarse</text:span><text:span text:style-name="T2_431"><text:s/></text:span><text:span text:style-name="T2_432">y</text:span><text:span text:style-name="T2_433"><text:s/></text:span><text:span text:style-name="T2_434">fingir</text:span><text:span text:style-name="T2_435"><text:s/></text:span><text:span text:style-name="T2_436">afecto</text:span><text:span text:style-name="T2_437"><text:s/></text:span><text:span text:style-name="T2_438">por</text:span><text:span text:style-name="T2_439"><text:s/></text:span><text:span text:style-name="T2_440">aquellas</text:span><text:span text:style-name="T2_441"><text:s/></text:span><text:span text:style-name="T2_442">personas</text:span><text:span text:style-name="T2_443"><text:s/></text:span><text:span text:style-name="T2_444">que</text:span><text:span text:style-name="T2_445"><text:s/></text:span><text:span text:style-name="T2_446">no</text:span><text:span text:style-name="T2_447"><text:s/></text:span><text:span text:style-name="T2_448">soportaba</text:span><text:span text:style-name="T2_449">,<text:s/>(</text:span><text:span text:style-name="T2_450">suspira</text:span><text:span text:style-name="T2_451"><text:s/></text:span><text:span text:style-name="T2_452">con</text:span><text:span text:style-name="T2_453"><text:s/></text:span><text:span text:style-name="T2_454">desánimo</text:span><text:span text:style-name="T2_455"><text:s/></text:span><text:span text:style-name="T2_456">y</text:span><text:span text:style-name="T2_457"><text:s/></text:span><text:span text:style-name="T2_458">resignación</text:span><text:span text:style-name="T2_459">).<text:line-break/></text:span><text:span text:style-name="T2_460">Hace</text:span><text:span text:style-name="T2_461"><text:s/></text:span><text:span text:style-name="T2_462">una</text:span><text:span text:style-name="T2_463"><text:s/></text:span><text:span text:style-name="T2_464">pausa</text:span><text:span text:style-name="T2_465"><text:s/></text:span><text:span text:style-name="T2_466">leve</text:span><text:span text:style-name="T2_467"><text:s/></text:span><text:span text:style-name="T2_468">mientras</text:span><text:span text:style-name="T2_469"><text:s/></text:span><text:span text:style-name="T2_470">contin</text:span><text:span text:style-name="T2_471">úa</text:span><text:span text:style-name="T2_472"><text:s/></text:span><text:span text:style-name="T2_473">explorando</text:span><text:span text:style-name="T2_474"><text:s/></text:span><text:span text:style-name="T2_475">su</text:span><text:span text:style-name="T2_476"><text:s/></text:span><text:span text:style-name="T2_477">cara</text:span><text:span text:style-name="T2_478">.<text:line-break/><text:line-break/></text:span><text:span text:style-name="T2_479">Mónica</text:span><text:span text:style-name="T2_480">:<text:s/></text:span><text:span text:style-name="T2_481">Las</text:span><text:span text:style-name="T2_482"><text:s/></text:span><text:span text:style-name="T2_483">arrugas</text:span><text:span text:style-name="T2_484"><text:s/></text:span><text:span text:style-name="T2_485">en</text:span><text:span text:style-name="T2_486"><text:s/></text:span><text:span text:style-name="T2_487">mi</text:span><text:span text:style-name="T2_488"><text:s/></text:span><text:span text:style-name="T2_489">frente</text:span><text:span text:style-name="T2_490"><text:s/></text:span><text:span text:style-name="T2_491">son</text:span><text:span text:style-name="T2_492"><text:s/></text:span><text:span text:style-name="T2_493">por</text:span><text:span text:style-name="T2_494"><text:s/></text:span><text:span text:style-name="T2_495">resguardarme</text:span><text:span text:style-name="T2_496"><text:s/></text:span><text:span text:style-name="T2_497">en</text:span><text:span text:style-name="T2_498"><text:s/></text:span><text:span text:style-name="T2_499">los</text:span><text:span text:style-name="T2_500"><text:s/></text:span><text:span text:style-name="T2_501">brazos</text:span><text:span text:style-name="T2_502"><text:s/></text:span><text:span text:style-name="T2_503">protectores</text:span><text:span text:style-name="T2_504"><text:s/></text:span><text:span text:style-name="T2_505">de</text:span><text:span text:style-name="T2_506"><text:s/></text:span><text:span text:style-name="T2_507">mami</text:span><text:span text:style-name="T2_508"><text:s/></text:span><text:span text:style-name="T2_509">y</text:span><text:span text:style-name="T2_510"><text:s/></text:span><text:span text:style-name="T2_511">papi</text:span><text:span text:style-name="T2_512"><text:s/></text:span><text:span text:style-name="T2_513">y</text:span><text:span text:style-name="T2_514"> <text:s/></text:span><text:span text:style-name="T2_515">haber</text:span><text:span text:style-name="T2_516"><text:s/></text:span><text:span text:style-name="T2_517">sido</text:span><text:span text:style-name="T2_518"><text:s/></text:span><text:span text:style-name="T2_519">lo</text:span><text:span text:style-name="T2_520"><text:s/></text:span><text:span text:style-name="T2_521">que</text:span><text:span text:style-name="T2_522"><text:s/></text:span><text:span text:style-name="T2_523">ellos</text:span><text:span text:style-name="T2_524"><text:s/></text:span><text:span text:style-name="T2_525">querían</text:span><text:span text:style-name="T2_526"><text:s/></text:span><text:span text:style-name="T2_527">que</text:span><text:span text:style-name="T2_528"><text:s/></text:span><text:span text:style-name="T2_529">fuera</text:span><text:span text:style-name="T2_530"><text:s/></text:span><text:span text:style-name="T2_531">y</text:span><text:span text:style-name="T2_532"><text:s/></text:span><text:span text:style-name="T2_533">no</text:span><text:span text:style-name="T2_534"><text:s/></text:span><text:span text:style-name="T2_535">la</text:span><text:span text:style-name="T2_536"><text:s/></text:span><text:span text:style-name="T2_537">que</text:span><text:span text:style-name="T2_538"><text:s/></text:span><text:span text:style-name="T2_539">necesito</text:span><text:span text:style-name="T2_540"><text:s/></text:span><text:span text:style-name="T2_541">ser</text:span><text:span text:style-name="T2_542"><text:s/></text:span><text:span text:style-name="T2_543">o</text:span><text:span text:style-name="T2_544"><text:s/></text:span><text:span text:style-name="T2_545">más</text:span><text:span text:style-name="T2_546"><text:s/></text:span><text:span text:style-name="T2_547">bien</text:span><text:span text:style-name="T2_548"><text:s/></text:span><text:span text:style-name="T2_549">la</text:span><text:span text:style-name="T2_550"><text:s/></text:span><text:span text:style-name="T2_551">que</text:span><text:span text:style-name="T2_552"><text:s/></text:span><text:span text:style-name="T2_553">soy</text:span><text:span text:style-name="T2_554"><text:s/></text:span><text:span text:style-name="T2_555">y</text:span><text:span text:style-name="T2_556"><text:s/></text:span><text:span text:style-name="T2_557">se</text:span><text:span text:style-name="T2_558"><text:s/></text:span><text:span text:style-name="T2_559">encuentra</text:span><text:span text:style-name="T2_560"><text:s/></text:span><text:span text:style-name="T2_561">comprimida</text:span><text:span text:style-name="T2_562"><text:s/></text:span><text:span text:style-name="T2_563">dentro</text:span><text:span text:style-name="T2_564"><text:s/></text:span><text:span text:style-name="T2_565">de</text:span><text:span text:style-name="T2_566"><text:s/></text:span><text:span text:style-name="T2_567">mí</text:span><text:span text:style-name="T2_568">;<text:s/></text:span><text:span text:style-name="T2_569">encerrada</text:span><text:span text:style-name="T2_570"><text:s/></text:span><text:span text:style-name="T2_571">en</text:span><text:span text:style-name="T2_572"><text:s/></text:span><text:span text:style-name="T2_573">una</text:span><text:span text:style-name="T2_574"><text:s/></text:span><text:span text:style-name="T2_575">jaula</text:span><text:span text:style-name="T2_576"><text:s/></text:span><text:span text:style-name="T2_577">irrompible</text:span><text:span text:style-name="T2_578"><text:s/></text:span><text:span text:style-name="T2_579">e</text:span><text:span text:style-name="T2_580"><text:s/></text:span><text:span text:style-name="T2_581">infranqueable</text:span><text:span text:style-name="T2_582"><text:s/></text:span><text:span text:style-name="T2_583">muy</text:span><text:span text:style-name="T2_584"><text:s/></text:span><text:span text:style-name="T2_585">dentro</text:span><text:span text:style-name="T2_586"><text:s/></text:span><text:span text:style-name="T2_587">de</text:span><text:span text:style-name="T2_588"><text:s/></text:span><text:span text:style-name="T2_589">mí</text:span><text:span text:style-name="T2_590"><text:s/></text:span><text:span text:style-name="T2_591">y</text:span><text:span text:style-name="T2_592"><text:s/></text:span><text:span text:style-name="T2_593">que</text:span><text:span text:style-name="T2_594"><text:s/></text:span><text:span text:style-name="T2_595">sólo</text:span><text:span text:style-name="T2_596"><text:s/></text:span><text:span text:style-name="T2_597">el</text:span><text:span text:style-name="T2_598"><text:s/></text:span><text:span text:style-name="T2_599">enfrentamiento</text:span><text:span text:style-name="T2_600"><text:s/></text:span><text:span text:style-name="T2_601">con</text:span><text:span text:style-name="T2_602"><text:s/></text:span><text:span text:style-name="T2_603">mis</text:span><text:span text:style-name="T2_604"><text:s/></text:span><text:span text:style-name="T2_605">miedos</text:span><text:span text:style-name="T2_606"><text:s/></text:span><text:span text:style-name="T2_607">y</text:span><text:span text:style-name="T2_608"><text:s/></text:span><text:span text:style-name="T2_609">conmigo</text:span><text:span text:style-name="T2_610"><text:s/></text:span><text:span text:style-name="T2_611">misma</text:span><text:span text:style-name="T2_612"><text:s/></text:span><text:span text:style-name="T2_613">rompería</text:span><text:span text:style-name="T2_614"><text:s/></text:span><text:span text:style-name="T2_615">liberándola</text:span><text:span text:style-name="T2_616">.<text:line-break/><text:line-break/></text:span></text:p>
      <text:p text:style-name="P3"><text:span text:style-name="T3_1">ESCENA</text:span><text:span text:style-name="T3_2"><text:s/></text:span><text:span text:style-name="T3_3">II</text:span><text:span text:style-name="T3_4"><text:line-break/><text:line-break/></text:span><text:span text:style-name="T3_5">Descuelga</text:span><text:span text:style-name="T3_6"><text:s/></text:span><text:span text:style-name="T3_7">el</text:span><text:span text:style-name="T3_8"><text:s/></text:span><text:span text:style-name="T3_9">teléfono</text:span><text:span text:style-name="T3_10"><text:s/></text:span><text:span text:style-name="T3_11">y</text:span><text:span text:style-name="T3_12"><text:s/></text:span><text:span text:style-name="T3_13">sin</text:span><text:span text:style-name="T3_14"><text:s/></text:span><text:span text:style-name="T3_15">dudarlo</text:span><text:span text:style-name="T3_16">,<text:s/></text:span><text:span text:style-name="T3_17">pero</text:span><text:span text:style-name="T3_18"><text:s/></text:span><text:span text:style-name="T3_19">un</text:span><text:span text:style-name="T3_20"><text:s/></text:span><text:span text:style-name="T3_21">poco</text:span><text:span text:style-name="T3_22"><text:s/></text:span><text:span text:style-name="T3_23">temerosa</text:span><text:span text:style-name="T3_24">,<text:s/></text:span><text:span text:style-name="T3_25">marca</text:span><text:span text:style-name="T3_26"><text:s/></text:span><text:span text:style-name="T3_27">con</text:span><text:span text:style-name="T3_28"><text:s/></text:span><text:span text:style-name="T3_29">impaciencia</text:span><text:span text:style-name="T3_30"><text:s/></text:span><text:span text:style-name="T3_31">un</text:span><text:span text:style-name="T3_32"><text:s/></text:span><text:span text:style-name="T3_33">número</text:span><text:span text:style-name="T3_34">.<text:line-break/><text:line-break/></text:span><text:span text:style-name="T3_35">Mónica</text:span><text:span text:style-name="T3_36">:<text:s/></text:span><text:span text:style-name="T3_37">hola</text:span><text:span text:style-name="T3_38">!<text:s/>(</text:span><text:span text:style-name="T3_39">en</text:span><text:span text:style-name="T3_40"><text:s/></text:span><text:span text:style-name="T3_41">tono</text:span><text:span text:style-name="T3_42"><text:s/></text:span><text:span text:style-name="T3_43">sensual</text:span><text:span text:style-name="T3_44">),<text:s/></text:span><text:span text:style-name="T3_45">ya</text:span><text:span text:style-name="T3_46"><text:s/></text:span><text:span text:style-name="T3_47">extrañaba</text:span><text:span text:style-name="T3_48"><text:s/></text:span><text:span text:style-name="T3_49">oír</text:span><text:span text:style-name="T3_50"><text:s/></text:span><text:span text:style-name="T3_51">tu</text:span><text:span text:style-name="T3_52"> <text:s/></text:span><text:span text:style-name="T3_53">voz</text:span><text:span text:style-name="T3_54">.<text:s/></text:span><text:span text:style-name="T3_55">Hace</text:span><text:span text:style-name="T3_56"><text:s/></text:span><text:span text:style-name="T3_57">días</text:span><text:span text:style-name="T3_58"><text:s/></text:span><text:span text:style-name="T3_59">que</text:span><text:span text:style-name="T3_60"><text:s/></text:span><text:span text:style-name="T3_61">no</text:span><text:span text:style-name="T3_62"><text:s/></text:span><text:span text:style-name="T3_63">nos</text:span><text:span text:style-name="T3_64"><text:s/></text:span><text:span text:style-name="T3_65">vemos</text:span><text:span text:style-name="T3_66"><text:s/></text:span><text:span text:style-name="T3_67">y</text:span><text:span text:style-name="T3_68"><text:s/></text:span><text:span text:style-name="T3_69">ya</text:span><text:span text:style-name="T3_70"><text:s/></text:span><text:span text:style-name="T3_71">te</text:span><text:span text:style-name="T3_72"><text:s/></text:span><text:span text:style-name="T3_73">necesito</text:span><text:span text:style-name="T3_74"><text:s/></text:span><text:span text:style-name="T3_75">aquí</text:span><text:span text:style-name="T3_76"><text:s/></text:span><text:span text:style-name="T3_77">conmigo</text:span><text:span text:style-name="T3_78">,<text:s/></text:span><text:span text:style-name="T3_79">en</text:span><text:span text:style-name="T3_80"><text:s/></text:span><text:span text:style-name="T3_81">todo</text:span><text:span text:style-name="T3_82"><text:s/></text:span><text:span text:style-name="T3_83">lo</text:span><text:span text:style-name="T3_84"><text:s/></text:span><text:span text:style-name="T3_85">que</text:span><text:span text:style-name="T3_86"><text:s/></text:span><text:span text:style-name="T3_87">he</text:span><text:span text:style-name="T3_88"><text:s/></text:span><text:span text:style-name="T3_89">podido</text:span><text:span text:style-name="T3_90"><text:s/></text:span><text:span text:style-name="T3_91">pensar</text:span><text:span text:style-name="T3_92"><text:s/></text:span><text:span text:style-name="T3_93">sin</text:span><text:span text:style-name="T3_94"><text:s/></text:span><text:span text:style-name="T3_95">perder</text:span><text:span text:style-name="T3_96"><text:s/></text:span><text:span text:style-name="T3_97">un</text:span><text:span text:style-name="T3_98"><text:s/></text:span><text:span text:style-name="T3_99">gramo</text:span><text:span text:style-name="T3_100"><text:s/></text:span><text:span text:style-name="T3_101">de</text:span><text:span text:style-name="T3_102"><text:s/></text:span><text:span text:style-name="T3_103">concentración</text:span><text:span text:style-name="T3_104"><text:s/></text:span><text:span text:style-name="T3_105">es</text:span><text:span text:style-name="T3_106"><text:s/></text:span><text:span text:style-name="T3_107">en</text:span><text:span text:style-name="T3_108"><text:s/></text:span><text:span text:style-name="T3_109">ti</text:span><text:span text:style-name="T3_110">.<text:s/></text:span><text:span text:style-name="T3_111">Te</text:span><text:span text:style-name="T3_112"><text:s/></text:span><text:span text:style-name="T3_113">necesito</text:span><text:span text:style-name="T3_114"><text:s/></text:span><text:span text:style-name="T3_115">cerca</text:span><text:span text:style-name="T3_116">.<text:s/></text:span><text:span text:style-name="T3_117">El</text:span><text:span text:style-name="T3_118"><text:s/></text:span><text:span text:style-name="T3_119">no</text:span><text:span text:style-name="T3_120"><text:s/></text:span><text:span text:style-name="T3_121">tener</text:span><text:span text:style-name="T3_122"><text:s/></text:span><text:span text:style-name="T3_123">tus</text:span><text:span text:style-name="T3_124"><text:s/></text:span><text:span text:style-name="T3_125">caricias</text:span><text:span text:style-name="T3_126"><text:s/></text:span><text:span text:style-name="T3_127">me</text:span><text:span text:style-name="T3_128"><text:s/></text:span><text:span text:style-name="T3_129">ponen</text:span><text:span text:style-name="T3_130"><text:s/></text:span><text:span text:style-name="T3_131">loca</text:span><text:span text:style-name="T3_132"><text:s/></text:span><text:span text:style-name="T3_133">y</text:span><text:span text:style-name="T3_134"><text:s/></text:span><text:span text:style-name="T3_135">me</text:span><text:span text:style-name="T3_136"><text:s/></text:span><text:span text:style-name="T3_137">alteran</text:span><text:span text:style-name="T3_138">...<text:s/></text:span><text:span text:style-name="T3_139">tú</text:span><text:span text:style-name="T3_140"><text:s/></text:span><text:span text:style-name="T3_141">sabes</text:span><text:span text:style-name="T3_142"><text:s/>(</text:span><text:span text:style-name="T3_143">susurrando</text:span><text:span text:style-name="T3_144">).<text:line-break/><text:line-break/>(</text:span><text:span text:style-name="T3_145">PAUSA</text:span><text:span text:style-name="T3_146">)<text:line-break/><text:line-break/></text:span><text:span text:style-name="T3_147">Mónica</text:span><text:span text:style-name="T3_148">:<text:s/></text:span><text:span text:style-name="T3_149">Yo</text:span><text:span text:style-name="T3_150"><text:s/></text:span><text:span text:style-name="T3_151">también</text:span><text:span text:style-name="T3_152"><text:s/></text:span><text:span text:style-name="T3_153">te</text:span><text:span text:style-name="T3_154"><text:s/></text:span><text:span text:style-name="T3_155">quiero</text:span><text:span text:style-name="T3_156"><text:s/>(</text:span><text:span text:style-name="T3_157">sentimental</text:span><text:span text:style-name="T3_158">).<text:line-break/><text:line-break/>(</text:span><text:span text:style-name="T3_159">PAUSA</text:span><text:span text:style-name="T3_160">)<text:line-break/><text:line-break/></text:span><text:span text:style-name="T3_161">Mónica</text:span><text:span text:style-name="T3_162">:<text:s/></text:span><text:span text:style-name="T3_163">Uf</text:span><text:span text:style-name="T3_164">!<text:s/>(</text:span><text:span text:style-name="T3_165">con</text:span><text:span text:style-name="T3_166"><text:s/></text:span><text:span text:style-name="T3_167">asombro</text:span><text:span text:style-name="T3_168">).<text:s/></text:span><text:span text:style-name="T3_169">Está</text:span><text:span text:style-name="T3_170"><text:s/></text:span><text:span text:style-name="T3_171">bien</text:span><text:span text:style-name="T3_172"><text:s/></text:span><text:span text:style-name="T3_173">intentémoslo</text:span><text:span text:style-name="T3_174">.<text:line-break/><text:line-break/></text:span><text:span text:style-name="T3_175">Se</text:span><text:span text:style-name="T3_176"><text:s/></text:span><text:span text:style-name="T3_177">desliza</text:span><text:span text:style-name="T3_178"><text:s/></text:span><text:span text:style-name="T3_179">sobre</text:span><text:span text:style-name="T3_180"><text:s/></text:span><text:span text:style-name="T3_181">el</text:span><text:span text:style-name="T3_182"><text:s/></text:span><text:span text:style-name="T3_183">retrete</text:span><text:span text:style-name="T3_184">,<text:s/></text:span><text:span text:style-name="T3_185">comienza</text:span><text:span text:style-name="T3_186"><text:s/></text:span><text:span text:style-name="T3_187">a</text:span><text:span text:style-name="T3_188"><text:s/></text:span><text:span text:style-name="T3_189">jugar</text:span><text:span text:style-name="T3_190"><text:s/></text:span><text:span text:style-name="T3_191">con</text:span><text:span text:style-name="T3_192"><text:s/></text:span><text:span text:style-name="T3_193">su</text:span><text:span text:style-name="T3_194"><text:s/></text:span><text:span text:style-name="T3_195">cabello</text:span><text:span text:style-name="T3_196">,<text:s/></text:span><text:span text:style-name="T3_197">siguiendo</text:span><text:span text:style-name="T3_198"><text:s/></text:span><text:span text:style-name="T3_199">con</text:span><text:span text:style-name="T3_200"><text:s/></text:span><text:span text:style-name="T3_201">su</text:span><text:span text:style-name="T3_202"><text:s/></text:span><text:span text:style-name="T3_203">cuello</text:span><text:span text:style-name="T3_204"><text:s/></text:span><text:span text:style-name="T3_205">y</text:span><text:span text:style-name="T3_206"><text:s/></text:span><text:span text:style-name="T3_207">cierra</text:span><text:span text:style-name="T3_208"><text:s/></text:span><text:span text:style-name="T3_209">los</text:span><text:span text:style-name="T3_210"><text:s/></text:span><text:span text:style-name="T3_211">ojos</text:span><text:span text:style-name="T3_212">.<text:line-break/><text:line-break/></text:span><text:span text:style-name="T3_213">Mónica</text:span><text:span text:style-name="T3_214">:<text:s/></text:span><text:span text:style-name="T3_215">Ahh</text:span><text:span text:style-name="T3_216">!<text:s/>(</text:span><text:span text:style-name="T3_217">en</text:span><text:span text:style-name="T3_218"><text:s/></text:span><text:span text:style-name="T3_219">tono</text:span><text:span text:style-name="T3_220"><text:s/></text:span><text:span text:style-name="T3_221">de</text:span><text:span text:style-name="T3_222"><text:s/></text:span><text:span text:style-name="T3_223">suspiro</text:span><text:span text:style-name="T3_224">).<text:line-break/> <text:line-break/></text:span><text:span text:style-name="T3_225">Contin</text:span><text:span text:style-name="T3_226">úa</text:span><text:span text:style-name="T3_227"><text:s/></text:span><text:span text:style-name="T3_228">con</text:span><text:span text:style-name="T3_229"><text:s/></text:span><text:span text:style-name="T3_230">su</text:span><text:span text:style-name="T3_231"><text:s/></text:span><text:span text:style-name="T3_232">mano</text:span><text:span text:style-name="T3_233"><text:s/></text:span><text:span text:style-name="T3_234">acariciá</text:span><text:span text:style-name="T3_235">ndose</text:span><text:span text:style-name="T3_236"><text:s/></text:span><text:span text:style-name="T3_237">contin</text:span><text:span text:style-name="T3_238">uando</text:span><text:span text:style-name="T3_239"><text:s/></text:span><text:span text:style-name="T3_240">con</text:span><text:span text:style-name="T3_241"><text:s/></text:span><text:span text:style-name="T3_242">los</text:span><text:span text:style-name="T3_243"><text:s/></text:span><text:span text:style-name="T3_244">senos</text:span><text:span text:style-name="T3_245"><text:s/></text:span><text:span text:style-name="T3_246">hasta</text:span><text:span text:style-name="T3_247"><text:s/></text:span><text:span text:style-name="T3_248">llegar</text:span><text:span text:style-name="T3_249"><text:s/></text:span><text:span text:style-name="T3_250">al</text:span><text:span text:style-name="T3_251"><text:s/></text:span><text:span text:style-name="T3_252">sexo</text:span><text:span text:style-name="T3_253">.<text:line-break/><text:line-break/></text:span><text:span text:style-name="T3_254">Reacciona</text:span><text:span text:style-name="T3_255">,<text:s/></text:span><text:span text:style-name="T3_256">abre</text:span><text:span text:style-name="T3_257"><text:s/></text:span><text:span text:style-name="T3_258">los</text:span><text:span text:style-name="T3_259"><text:s/></text:span><text:span text:style-name="T3_260">ojos</text:span><text:span text:style-name="T3_261">,<text:s/></text:span><text:span text:style-name="T3_262">se</text:span><text:span text:style-name="T3_263"><text:s/></text:span><text:span text:style-name="T3_264">levanta</text:span><text:span text:style-name="T3_265"><text:s/></text:span><text:span text:style-name="T3_266">y</text:span><text:span text:style-name="T3_267"><text:s/></text:span><text:span text:style-name="T3_268">comienza</text:span><text:span text:style-name="T3_269"><text:s/></text:span><text:span text:style-name="T3_270">a</text:span><text:span text:style-name="T3_271"><text:s/></text:span><text:span text:style-name="T3_272">desvestirse</text:span><text:span text:style-name="T3_273">.<text:s/></text:span><text:span text:style-name="T3_274">Se</text:span><text:span text:style-name="T3_275"><text:s/></text:span><text:span text:style-name="T3_276">quita</text:span><text:span text:style-name="T3_277"><text:s/></text:span><text:span text:style-name="T3_278">la</text:span><text:span text:style-name="T3_279"><text:s/></text:span><text:span text:style-name="T3_280">blusa</text:span><text:span text:style-name="T3_281"><text:s/></text:span><text:span text:style-name="T3_282">con</text:span><text:span text:style-name="T3_283"><text:s/></text:span><text:span text:style-name="T3_284">mucho</text:span><text:span text:style-name="T3_285"><text:s/></text:span><text:span text:style-name="T3_286">tacto</text:span><text:span text:style-name="T3_287">,<text:s/></text:span><text:span text:style-name="T3_288">se</text:span><text:span text:style-name="T3_289"><text:s/></text:span><text:span text:style-name="T3_290">desabrocha</text:span><text:span text:style-name="T3_291"><text:s/></text:span><text:span text:style-name="T3_292">el</text:span><text:span text:style-name="T3_293"><text:s/></text:span><text:span text:style-name="T3_294">sostén</text:span><text:span text:style-name="T3_295"><text:s/></text:span><text:span text:style-name="T3_296">y</text:span><text:span text:style-name="T3_297"><text:s/></text:span><text:span text:style-name="T3_298">lo</text:span><text:span text:style-name="T3_299"><text:s/></text:span><text:span text:style-name="T3_300">deja</text:span><text:span text:style-name="T3_301"><text:s/></text:span><text:span text:style-name="T3_302">caer</text:span><text:span text:style-name="T3_303"><text:s/></text:span><text:span text:style-name="T3_304">al</text:span><text:span text:style-name="T3_305"><text:s/></text:span><text:span text:style-name="T3_306">suelo</text:span><text:span text:style-name="T3_307">.<text:s/></text:span><text:span text:style-name="T3_308">Sostiene</text:span><text:span text:style-name="T3_309"><text:s/></text:span><text:span text:style-name="T3_310">el</text:span><text:span text:style-name="T3_311"><text:s/></text:span><text:span text:style-name="T3_312">teléfono</text:span><text:span text:style-name="T3_313"><text:s/></text:span><text:span text:style-name="T3_314">con</text:span><text:span text:style-name="T3_315"><text:s/></text:span><text:span text:style-name="T3_316">el</text:span><text:span text:style-name="T3_317"><text:s/></text:span><text:span text:style-name="T3_318">hombro</text:span><text:span text:style-name="T3_319"><text:s/></text:span><text:span text:style-name="T3_320">y</text:span><text:span text:style-name="T3_321"><text:s/></text:span><text:span text:style-name="T3_322">con</text:span><text:span text:style-name="T3_323"><text:s/></text:span><text:span text:style-name="T3_324">ambas</text:span><text:span text:style-name="T3_325"><text:s/></text:span><text:span text:style-name="T3_326">manos</text:span><text:span text:style-name="T3_327"><text:s/></text:span><text:span text:style-name="T3_328">se</text:span><text:span text:style-name="T3_329"><text:s/></text:span><text:span text:style-name="T3_330">pellizca</text:span><text:span text:style-name="T3_331"><text:s/></text:span><text:span text:style-name="T3_332">candentemente</text:span><text:span text:style-name="T3_333"><text:s/></text:span><text:span text:style-name="T3_334">sus</text:span><text:span text:style-name="T3_335"><text:s/></text:span><text:span text:style-name="T3_336">dos</text:span><text:span text:style-name="T3_337"><text:s/></text:span><text:span text:style-name="T3_338">pezones</text:span><text:span text:style-name="T3_339"><text:s/></text:span><text:span text:style-name="T3_340">hasta</text:span><text:span text:style-name="T3_341"><text:s/></text:span><text:span text:style-name="T3_342">que</text:span><text:span text:style-name="T3_343"><text:s/></text:span><text:span text:style-name="T3_344">se</text:span><text:span text:style-name="T3_345"><text:s/></text:span><text:span text:style-name="T3_346">le</text:span><text:span text:style-name="T3_347"><text:s/></text:span><text:span text:style-name="T3_348">ponen</text:span><text:span text:style-name="T3_349"><text:s/></text:span><text:span text:style-name="T3_350">duros</text:span><text:span text:style-name="T3_351">.<text:s/></text:span><text:span text:style-name="T3_352">Los</text:span><text:span text:style-name="T3_353"><text:s/></text:span><text:span text:style-name="T3_354">zapatos</text:span><text:span text:style-name="T3_355"><text:s/></text:span><text:span text:style-name="T3_356">salen</text:span><text:span text:style-name="T3_357"><text:s/></text:span><text:span text:style-name="T3_358">volando</text:span><text:span text:style-name="T3_359"><text:s/></text:span><text:span text:style-name="T3_360">hasta</text:span><text:span text:style-name="T3_361"><text:s/></text:span><text:span text:style-name="T3_362">el</text:span><text:span text:style-name="T3_363"><text:s/></text:span><text:span text:style-name="T3_364">otro</text:span><text:span text:style-name="T3_365"><text:s/></text:span><text:span text:style-name="T3_366">lado</text:span><text:span text:style-name="T3_367"><text:s/></text:span><text:span text:style-name="T3_368">del</text:span><text:span text:style-name="T3_369"><text:s/></text:span><text:span text:style-name="T3_370">baño</text:span><text:span text:style-name="T3_371">.<text:line-break/><text:line-break/></text:span><text:span text:style-name="T3_372">Mónica</text:span><text:span text:style-name="T3_373">:<text:s/></text:span><text:span text:style-name="T3_374">Mm</text:span><text:span text:style-name="T3_375">!<text:s/>(</text:span><text:span text:style-name="T3_376">en</text:span><text:span text:style-name="T3_377"><text:s/></text:span><text:span text:style-name="T3_378">tono</text:span><text:span text:style-name="T3_379"><text:s/></text:span><text:span text:style-name="T3_380">extasiado</text:span><text:span text:style-name="T3_381">).<text:line-break/><text:line-break/></text:span><text:span text:style-name="T3_382">Se</text:span><text:span text:style-name="T3_383"><text:s/></text:span><text:span text:style-name="T3_384">desabrocha</text:span><text:span text:style-name="T3_385"><text:s/></text:span><text:span text:style-name="T3_386">desesperadamente</text:span><text:span text:style-name="T3_387"><text:s/></text:span><text:span text:style-name="T3_388">uno</text:span><text:span text:style-name="T3_389"><text:s/></text:span><text:span text:style-name="T3_390">a</text:span><text:span text:style-name="T3_391"><text:s/></text:span><text:span text:style-name="T3_392">uno</text:span><text:span text:style-name="T3_393"><text:s/></text:span><text:span text:style-name="T3_394">los</text:span><text:span text:style-name="T3_395"><text:s/></text:span><text:span text:style-name="T3_396">botones</text:span><text:span text:style-name="T3_397"><text:s/></text:span><text:span text:style-name="T3_398">del</text:span><text:span text:style-name="T3_399"><text:s/></text:span><text:span text:style-name="T3_400">pantalón</text:span><text:span text:style-name="T3_401"><text:s/></text:span><text:span text:style-name="T3_402">despojá</text:span><text:span text:style-name="T3_403">ndose</text:span><text:span text:style-name="T3_404"><text:s/></text:span><text:span text:style-name="T3_405">de</text:span><text:span text:style-name="T3_406"><text:s/></text:span><text:span text:style-name="T3_407">éste</text:span><text:span text:style-name="T3_408"><text:s/></text:span><text:span text:style-name="T3_409">y</text:span><text:span text:style-name="T3_410"><text:s/></text:span><text:span text:style-name="T3_411">queda</text:span><text:span text:style-name="T3_412"><text:s/></text:span><text:span text:style-name="T3_413">únicamente</text:span><text:span text:style-name="T3_414"><text:s/></text:span><text:span text:style-name="T3_415">en</text:span><text:span text:style-name="T3_416"><text:s/></text:span><text:span text:style-name="T3_417">calzones</text:span><text:span text:style-name="T3_418">.<text:s/><text:line-break/><text:line-break/></text:span><text:span text:style-name="T3_419">Mónica</text:span><text:span text:style-name="T3_420">:<text:s/>¡</text:span><text:span text:style-name="T3_421">Prosigue</text:span><text:span text:style-name="T3_422"><text:s/></text:span><text:span text:style-name="T3_423">por</text:span><text:span text:style-name="T3_424"><text:s/></text:span><text:span text:style-name="T3_425">favor</text:span><text:span text:style-name="T3_426">!<text:s/></text:span><text:span text:style-name="T3_427">No</text:span><text:span text:style-name="T3_428"><text:s/></text:span><text:span text:style-name="T3_429">te</text:span><text:span text:style-name="T3_430"><text:s/></text:span><text:span text:style-name="T3_431">detengas</text:span><text:span text:style-name="T3_432">.<text:line-break/><text:line-break/></text:span><text:span text:style-name="T3_433">Fuera</text:span><text:span text:style-name="T3_434"><text:s/></text:span><text:span text:style-name="T3_435">los</text:span><text:span text:style-name="T3_436"><text:s/></text:span><text:span text:style-name="T3_437">calzones</text:span><text:span text:style-name="T3_438">.<text:s/></text:span><text:span text:style-name="T3_439">Mónica</text:span><text:span text:style-name="T3_440"><text:s/></text:span><text:span text:style-name="T3_441">queda</text:span><text:span text:style-name="T3_442"><text:s/></text:span><text:span text:style-name="T3_443">completamente</text:span><text:span text:style-name="T3_444"><text:s/></text:span><text:span text:style-name="T3_445">desnuda</text:span><text:span text:style-name="T3_446"><text:s/></text:span><text:span text:style-name="T3_447">y</text:span><text:span text:style-name="T3_448"><text:s/></text:span><text:span text:style-name="T3_449">contin</text:span><text:span text:style-name="T3_450">úa</text:span><text:span text:style-name="T3_451"><text:s/></text:span><text:span text:style-name="T3_452">extasiada</text:span><text:span text:style-name="T3_453">.<text:s/></text:span><text:span text:style-name="T3_454">Comienza</text:span><text:span text:style-name="T3_455"><text:s/></text:span><text:span text:style-name="T3_456">a</text:span><text:span text:style-name="T3_457"><text:s/></text:span><text:span text:style-name="T3_458">masturbarse</text:span><text:span text:style-name="T3_459"><text:s/></text:span><text:span text:style-name="T3_460">con</text:span><text:span text:style-name="T3_461"><text:s/></text:span><text:span text:style-name="T3_462">la</text:span><text:span text:style-name="T3_463"><text:s/></text:span><text:span text:style-name="T3_464">mano</text:span><text:span text:style-name="T3_465"><text:s/></text:span><text:span text:style-name="T3_466">derecha</text:span><text:span text:style-name="T3_467"><text:s/></text:span><text:span text:style-name="T3_468">e</text:span><text:span text:style-name="T3_469"><text:s/></text:span><text:span text:style-name="T3_470">interrumpe</text:span><text:span text:style-name="T3_471"><text:s/></text:span><text:span text:style-name="T3_472">la</text:span><text:span text:style-name="T3_473"><text:s/></text:span><text:span text:style-name="T3_474">acción</text:span><text:span text:style-name="T3_475"><text:s/></text:span><text:span text:style-name="T3_476">para</text:span><text:span text:style-name="T3_477"><text:s/></text:span><text:span text:style-name="T3_478">acostarse</text:span><text:span text:style-name="T3_479"><text:s/></text:span><text:span text:style-name="T3_480">dentro</text:span><text:span text:style-name="T3_481"><text:s/></text:span><text:span text:style-name="T3_482">de</text:span><text:span text:style-name="T3_483"><text:s/></text:span><text:span text:style-name="T3_484">la</text:span><text:span text:style-name="T3_485"><text:s/></text:span><text:span text:style-name="T3_486">bañera</text:span><text:span text:style-name="T3_487">.<text:s/></text:span><text:span text:style-name="T3_488">Mónica</text:span><text:span text:style-name="T3_489"><text:s/></text:span><text:span text:style-name="T3_490">se</text:span><text:span text:style-name="T3_491"><text:s/></text:span><text:span text:style-name="T3_492">queda</text:span><text:span text:style-name="T3_493"><text:s/></text:span><text:span text:style-name="T3_494">recostada</text:span><text:span text:style-name="T3_495"><text:s/></text:span><text:span text:style-name="T3_496">en</text:span><text:span text:style-name="T3_497"><text:s/></text:span><text:span text:style-name="T3_498">la</text:span><text:span text:style-name="T3_499"><text:s/></text:span><text:span text:style-name="T3_500">bañera</text:span><text:span text:style-name="T3_501"><text:s/></text:span><text:span text:style-name="T3_502">haciendo</text:span><text:span text:style-name="T3_503"><text:s/></text:span><text:span text:style-name="T3_504">gestos</text:span><text:span text:style-name="T3_505"><text:s/></text:span><text:span text:style-name="T3_506">de</text:span><text:span text:style-name="T3_507"><text:s/></text:span><text:span text:style-name="T3_508">placer</text:span><text:span text:style-name="T3_509"><text:s/></text:span><text:span text:style-name="T3_510">y</text:span><text:span text:style-name="T3_511"><text:s/></text:span><text:span text:style-name="T3_512">acariciá</text:span><text:span text:style-name="T3_513">ndose</text:span><text:span text:style-name="T3_514"><text:s/></text:span><text:span text:style-name="T3_515">por</text:span><text:span text:style-name="T3_516"><text:s/></text:span><text:span text:style-name="T3_517">completo</text:span><text:span text:style-name="T3_518"><text:s/></text:span><text:span text:style-name="T3_519">con</text:span><text:span text:style-name="T3_520"><text:s/></text:span><text:span text:style-name="T3_521">ambas</text:span><text:span text:style-name="T3_522"><text:s/></text:span><text:span text:style-name="T3_523">manos</text:span><text:span text:style-name="T3_524">.<text:line-break/><text:line-break/> <text:line-break/></text:span><text:span text:style-name="T3_525">SEGUNDO</text:span><text:span text:style-name="T3_526"><text:s/></text:span><text:span text:style-name="T3_527">ACTO</text:span><text:span text:style-name="T3_528"><text:line-break/><text:line-break/></text:span><text:span text:style-name="T3_529">Mónica</text:span><text:span text:style-name="T3_530"><text:s/></text:span><text:span text:style-name="T3_531">y</text:span><text:span text:style-name="T3_532"><text:s/></text:span><text:span text:style-name="T3_533">Mariana</text:span><text:span text:style-name="T3_534"><text:s/></text:span><text:span text:style-name="T3_535">en</text:span><text:span text:style-name="T3_536"><text:s/></text:span><text:span text:style-name="T3_537">el</text:span><text:span text:style-name="T3_538"><text:s/></text:span><text:span text:style-name="T3_539">departamento</text:span><text:span text:style-name="T3_540"><text:s/></text:span><text:span text:style-name="T3_541">de</text:span><text:span text:style-name="T3_542"><text:s/></text:span><text:span text:style-name="T3_543">soltera</text:span><text:span text:style-name="T3_544"><text:s/></text:span><text:span text:style-name="T3_545">de</text:span><text:span text:style-name="T3_546"><text:s/></text:span><text:span text:style-name="T3_547">ésta</text:span><text:span text:style-name="T3_548"><text:s/></text:span><text:span text:style-name="T3_549">última</text:span><text:span text:style-name="T3_550">,<text:s/></text:span><text:span text:style-name="T3_551">diez</text:span><text:span text:style-name="T3_552"><text:s/></text:span><text:span text:style-name="T3_553">años</text:span><text:span text:style-name="T3_554"><text:s/></text:span><text:span text:style-name="T3_555">atrás</text:span><text:span text:style-name="T3_556">.<text:s/></text:span><text:span text:style-name="T3_557">Es</text:span><text:span text:style-name="T3_558"><text:s/></text:span><text:span text:style-name="T3_559">un</text:span><text:span text:style-name="T3_560"><text:s/></text:span><text:span text:style-name="T3_561">departamento</text:span><text:span text:style-name="T3_562"><text:s/></text:span><text:span text:style-name="T3_563">peque</text:span><text:span text:style-name="T3_564">ño</text:span><text:span text:style-name="T3_565">,<text:s/></text:span><text:span text:style-name="T3_566">pero</text:span><text:span text:style-name="T3_567"><text:s/></text:span><text:span text:style-name="T3_568">bien</text:span><text:span text:style-name="T3_569"><text:s/></text:span><text:span text:style-name="T3_570">amueblado</text:span><text:span text:style-name="T3_571">.<text:s/></text:span><text:span text:style-name="T3_572">Sin</text:span><text:span text:style-name="T3_573"><text:s/></text:span><text:span text:style-name="T3_574">lujos</text:span><text:span text:style-name="T3_575">,<text:s/></text:span><text:span text:style-name="T3_576">pero</text:span><text:span text:style-name="T3_577"><text:s/></text:span><text:span text:style-name="T3_578">sin</text:span><text:span text:style-name="T3_579"><text:s/></text:span><text:span text:style-name="T3_580">una</text:span><text:span text:style-name="T3_581"><text:s/></text:span><text:span text:style-name="T3_582">sola</text:span><text:span text:style-name="T3_583"><text:s/></text:span><text:span text:style-name="T3_584">carencia</text:span><text:span text:style-name="T3_585">.<text:s/></text:span><text:span text:style-name="T3_586">Se</text:span><text:span text:style-name="T3_587"><text:s/></text:span><text:span text:style-name="T3_588">encuentra</text:span><text:span text:style-name="T3_589">n</text:span><text:span text:style-name="T3_590"><text:s/></text:span><text:span text:style-name="T3_591">en</text:span><text:span text:style-name="T3_592"><text:s/></text:span><text:span text:style-name="T3_593">la</text:span><text:span text:style-name="T3_594"><text:s/></text:span><text:span text:style-name="T3_595">cama</text:span><text:span text:style-name="T3_596"><text:s/></text:span><text:span text:style-name="T3_597">de</text:span><text:span text:style-name="T3_598"><text:s/></text:span><text:span text:style-name="T3_599">tamaño</text:span><text:span text:style-name="T3_600"><text:s/></text:span><text:span text:style-name="T3_601">King</text:span><text:span text:style-name="T3_602"><text:s/></text:span><text:span text:style-name="T3_603">Size</text:span><text:span text:style-name="T3_604"><text:s/></text:span><text:span text:style-name="T3_605">en</text:span><text:span text:style-name="T3_606"><text:s/></text:span><text:span text:style-name="T3_607">medio</text:span><text:span text:style-name="T3_608"><text:s/></text:span><text:span text:style-name="T3_609">de</text:span><text:span text:style-name="T3_610"><text:s/></text:span><text:span text:style-name="T3_611">la</text:span><text:span text:style-name="T3_612"><text:s/></text:span><text:span text:style-name="T3_613">estancia</text:span><text:span text:style-name="T3_614">,<text:s/></text:span><text:span text:style-name="T3_615">encima</text:span><text:span text:style-name="T3_616"><text:s/></text:span><text:span text:style-name="T3_617">de</text:span><text:span text:style-name="T3_618"><text:s/></text:span><text:span text:style-name="T3_619">un</text:span><text:span text:style-name="T3_620"><text:s/></text:span><text:span text:style-name="T3_621">edredón</text:span><text:span text:style-name="T3_622"><text:s/></text:span><text:span text:style-name="T3_623">azul</text:span><text:span text:style-name="T3_624">.<text:s/></text:span><text:span text:style-name="T3_625">Se</text:span><text:span text:style-name="T3_626"><text:s/></text:span><text:span text:style-name="T3_627">alcanza</text:span><text:span text:style-name="T3_628"><text:s/></text:span><text:span text:style-name="T3_629">a</text:span><text:span text:style-name="T3_630"><text:s/></text:span><text:span text:style-name="T3_631">ver</text:span><text:span text:style-name="T3_632"><text:s/></text:span><text:span text:style-name="T3_633">la</text:span><text:span text:style-name="T3_634"><text:s/></text:span><text:span text:style-name="T3_635">cocina</text:span><text:span text:style-name="T3_636"><text:s/></text:span><text:span text:style-name="T3_637">en</text:span><text:span text:style-name="T3_638"><text:s/></text:span><text:span text:style-name="T3_639">segundo</text:span><text:span text:style-name="T3_640"><text:s/></text:span><text:span text:style-name="T3_641">plano</text:span><text:span text:style-name="T3_642">.<text:s/></text:span><text:span text:style-name="T3_643">Un</text:span><text:span text:style-name="T3_644"><text:s/></text:span><text:span text:style-name="T3_645">tostador</text:span><text:span text:style-name="T3_646"><text:s/></text:span><text:span text:style-name="T3_647">y</text:span><text:span text:style-name="T3_648"><text:s/></text:span><text:span text:style-name="T3_649">un</text:span><text:span text:style-name="T3_650"><text:s/></text:span><text:span text:style-name="T3_651">extractor</text:span><text:span text:style-name="T3_652"><text:s/></text:span><text:span text:style-name="T3_653">de</text:span><text:span text:style-name="T3_654"><text:s/></text:span><text:span text:style-name="T3_655">jugos</text:span><text:span text:style-name="T3_656">.<text:line-break/><text:line-break/></text:span><text:span text:style-name="T3_657">ESCENA</text:span><text:span text:style-name="T3_658"><text:s/></text:span><text:span text:style-name="T3_659">I</text:span><text:span text:style-name="T3_660"><text:line-break/><text:line-break/></text:span><text:span text:style-name="T3_661">Mónica</text:span><text:span text:style-name="T3_662"><text:s/></text:span><text:span text:style-name="T3_663">y</text:span><text:span text:style-name="T3_664"><text:s/></text:span><text:span text:style-name="T3_665">Mariana</text:span><text:span text:style-name="T3_666"><text:s/></text:span><text:span text:style-name="T3_667">se</text:span><text:span text:style-name="T3_668"><text:s/></text:span><text:span text:style-name="T3_669">encuentra</text:span><text:span text:style-name="T3_670">n</text:span><text:span text:style-name="T3_671"><text:s/></text:span><text:span text:style-name="T3_672">haciendo</text:span><text:span text:style-name="T3_673"><text:s/></text:span><text:span text:style-name="T3_674">el</text:span><text:span text:style-name="T3_675"><text:s/></text:span><text:span text:style-name="T3_676">amor</text:span><text:span text:style-name="T3_677"><text:s/></text:span><text:span text:style-name="T3_678">en</text:span><text:span text:style-name="T3_679"><text:s/></text:span><text:span text:style-name="T3_680">la</text:span><text:span text:style-name="T3_681"><text:s/></text:span><text:span text:style-name="T3_682">cama</text:span><text:span text:style-name="T3_683"><text:s/></text:span><text:span text:style-name="T3_684">de</text:span><text:span text:style-name="T3_685"><text:s/></text:span><text:span text:style-name="T3_686">la</text:span><text:span text:style-name="T3_687"><text:s/></text:span><text:span text:style-name="T3_688">segunda</text:span><text:span text:style-name="T3_689">.<text:s/></text:span><text:span text:style-name="T3_690">Mónica</text:span><text:span text:style-name="T3_691"><text:s/></text:span><text:span text:style-name="T3_692">se</text:span><text:span text:style-name="T3_693"><text:s/></text:span><text:span text:style-name="T3_694">encuentra</text:span><text:span text:style-name="T3_695"><text:s/></text:span><text:span text:style-name="T3_696">sentada</text:span><text:span text:style-name="T3_697"><text:s/></text:span><text:span text:style-name="T3_698">sobre</text:span><text:span text:style-name="T3_699"><text:s/></text:span><text:span text:style-name="T3_700">sus</text:span><text:span text:style-name="T3_701"><text:s/></text:span><text:span text:style-name="T3_702">piernas</text:span><text:span text:style-name="T3_703"><text:s/></text:span><text:span text:style-name="T3_704">y</text:span><text:span text:style-name="T3_705"><text:s/></text:span><text:span text:style-name="T3_706">Mariana</text:span><text:span text:style-name="T3_707"><text:s/></text:span><text:span text:style-name="T3_708">recostada</text:span><text:span text:style-name="T3_709"><text:s/></text:span><text:span text:style-name="T3_710">frente</text:span><text:span text:style-name="T3_711"><text:s/></text:span><text:span text:style-name="T3_712">a</text:span><text:span text:style-name="T3_713"><text:s/></text:span><text:span text:style-name="T3_714">ella</text:span><text:span text:style-name="T3_715">.<text:s/></text:span><text:span text:style-name="T3_716">La</text:span><text:span text:style-name="T3_717"><text:s/></text:span><text:span text:style-name="T3_718">primera</text:span><text:span text:style-name="T3_719"><text:s/></text:span><text:span text:style-name="T3_720">acaricia</text:span><text:span text:style-name="T3_721"><text:s/></text:span><text:span text:style-name="T3_722">con</text:span><text:span text:style-name="T3_723"><text:s/></text:span><text:span text:style-name="T3_724">delicadeza</text:span><text:span text:style-name="T3_725"><text:s/></text:span><text:span text:style-name="T3_726">las</text:span><text:span text:style-name="T3_727"><text:s/></text:span><text:span text:style-name="T3_728">piernas</text:span><text:span text:style-name="T3_729"><text:s/></text:span><text:span text:style-name="T3_730">de</text:span><text:span text:style-name="T3_731"><text:s/></text:span><text:span text:style-name="T3_732">la</text:span><text:span text:style-name="T3_733"><text:s/></text:span><text:span text:style-name="T3_734">segunda</text:span><text:span text:style-name="T3_735"><text:s/></text:span><text:span text:style-name="T3_736">y</text:span><text:span text:style-name="T3_737"><text:s/></text:span><text:span text:style-name="T3_738">comienza</text:span><text:span text:style-name="T3_739"><text:s/></text:span><text:span text:style-name="T3_740">a</text:span><text:span text:style-name="T3_741"><text:s/></text:span><text:span text:style-name="T3_742">besarle</text:span><text:span text:style-name="T3_743"> <text:s/></text:span><text:span text:style-name="T3_744">los</text:span><text:span text:style-name="T3_745"><text:s/></text:span><text:span text:style-name="T3_746">dedos</text:span><text:span text:style-name="T3_747"><text:s/></text:span><text:span text:style-name="T3_748">de</text:span><text:span text:style-name="T3_749"><text:s/></text:span><text:span text:style-name="T3_750">los</text:span><text:span text:style-name="T3_751"><text:s/></text:span><text:span text:style-name="T3_752">pies</text:span><text:span text:style-name="T3_753"><text:s/></text:span><text:span text:style-name="T3_754">subiendo</text:span><text:span text:style-name="T3_755"><text:s/></text:span><text:span text:style-name="T3_756">sin</text:span><text:span text:style-name="T3_757"><text:s/></text:span><text:span text:style-name="T3_758">prisa</text:span><text:span text:style-name="T3_759"><text:s/></text:span><text:span text:style-name="T3_760">y</text:span><text:span text:style-name="T3_761"><text:s/></text:span><text:span text:style-name="T3_762">con</text:span><text:span text:style-name="T3_763"><text:s/></text:span><text:span text:style-name="T3_764">todo</text:span><text:span text:style-name="T3_765"><text:s/></text:span><text:span text:style-name="T3_766">cuidado</text:span><text:span text:style-name="T3_767"><text:s/></text:span><text:span text:style-name="T3_768">por</text:span><text:span text:style-name="T3_769"><text:s/></text:span><text:span text:style-name="T3_770">sus</text:span><text:span text:style-name="T3_771"><text:s/></text:span><text:span text:style-name="T3_772">piernas</text:span><text:span text:style-name="T3_773"><text:s/></text:span><text:span text:style-name="T3_774">dándoles</text:span><text:span text:style-name="T3_775"><text:s/></text:span><text:span text:style-name="T3_776">peque</text:span><text:span text:style-name="T3_777">ños</text:span><text:span text:style-name="T3_778"><text:s/></text:span><text:span text:style-name="T3_779">mordiscos</text:span><text:span text:style-name="T3_780"><text:s/></text:span><text:span text:style-name="T3_781">entre</text:span><text:span text:style-name="T3_782"><text:s/></text:span><text:span text:style-name="T3_783">beso</text:span><text:span text:style-name="T3_784"><text:s/></text:span><text:span text:style-name="T3_785">y</text:span><text:span text:style-name="T3_786"><text:s/></text:span><text:span text:style-name="T3_787">beso</text:span><text:span text:style-name="T3_788">,<text:s/></text:span><text:span text:style-name="T3_789">así</text:span><text:span text:style-name="T3_790">,<text:s/></text:span><text:span text:style-name="T3_791">llegando</text:span><text:span text:style-name="T3_792"><text:s/></text:span><text:span text:style-name="T3_793">hasta</text:span><text:span text:style-name="T3_794"><text:s/></text:span><text:span text:style-name="T3_795">sus</text:span><text:span text:style-name="T3_796"><text:s/></text:span><text:span text:style-name="T3_797">caderas</text:span><text:span text:style-name="T3_798"><text:s/></text:span><text:span text:style-name="T3_799">contin</text:span><text:span text:style-name="T3_800">uando</text:span><text:span text:style-name="T3_801"><text:s/></text:span><text:span text:style-name="T3_802">con</text:span><text:span text:style-name="T3_803"><text:s/></text:span><text:span text:style-name="T3_804">los</text:span><text:span text:style-name="T3_805"><text:s/></text:span><text:span text:style-name="T3_806">besos</text:span><text:span text:style-name="T3_807"><text:s/></text:span><text:span text:style-name="T3_808">y</text:span><text:span text:style-name="T3_809"><text:s/></text:span><text:span text:style-name="T3_810">complementando</text:span><text:span text:style-name="T3_811"><text:s/></text:span><text:span text:style-name="T3_812">con</text:span><text:span text:style-name="T3_813"><text:s/></text:span><text:span text:style-name="T3_814">caricias</text:span><text:span text:style-name="T3_815"><text:s/></text:span><text:span text:style-name="T3_816">da</text:span><text:span text:style-name="T3_817"><text:s/></text:span><text:span text:style-name="T3_818">la</text:span><text:span text:style-name="T3_819"><text:s/></text:span><text:span text:style-name="T3_820">vuelta</text:span><text:span text:style-name="T3_821"><text:s/></text:span><text:span text:style-name="T3_822">a</text:span><text:span text:style-name="T3_823"><text:s/></text:span><text:span text:style-name="T3_824">Mariana</text:span><text:span text:style-name="T3_825"><text:s/></text:span><text:span text:style-name="T3_826">y</text:span><text:span text:style-name="T3_827"><text:s/></text:span><text:span text:style-name="T3_828">contin</text:span><text:span text:style-name="T3_829">úa</text:span><text:span text:style-name="T3_830"><text:s/></text:span><text:span text:style-name="T3_831">por</text:span><text:span text:style-name="T3_832"><text:s/></text:span><text:span text:style-name="T3_833">la</text:span><text:span text:style-name="T3_834"><text:s/></text:span><text:span text:style-name="T3_835">espalda</text:span><text:span text:style-name="T3_836"><text:s/></text:span><text:span text:style-name="T3_837">donde</text:span><text:span text:style-name="T3_838"><text:s/></text:span><text:span text:style-name="T3_839">se</text:span><text:span text:style-name="T3_840"><text:s/></text:span><text:span text:style-name="T3_841">detiene</text:span><text:span text:style-name="T3_842"><text:s/></text:span><text:span text:style-name="T3_843">unos</text:span><text:span text:style-name="T3_844"><text:s/></text:span><text:span text:style-name="T3_845">instantes</text:span><text:span text:style-name="T3_846">.<text:line-break/><text:line-break/></text:span><text:span text:style-name="T3_847">Mónica</text:span><text:span text:style-name="T3_848">:<text:s/></text:span><text:span text:style-name="T3_849">No</text:span><text:span text:style-name="T3_850"><text:s/></text:span><text:span text:style-name="T3_851">cabe</text:span><text:span text:style-name="T3_852"><text:s/></text:span><text:span text:style-name="T3_853">duda</text:span><text:span text:style-name="T3_854">,<text:s/></text:span><text:span text:style-name="T3_855">eres</text:span><text:span text:style-name="T3_856"><text:s/></text:span><text:span text:style-name="T3_857">lo</text:span><text:span text:style-name="T3_858"><text:s/></text:span><text:span text:style-name="T3_859">único</text:span><text:span text:style-name="T3_860"><text:s/></text:span><text:span text:style-name="T3_861">en</text:span><text:span text:style-name="T3_862"><text:s/></text:span><text:span text:style-name="T3_863">mi</text:span><text:span text:style-name="T3_864"><text:s/></text:span><text:span text:style-name="T3_865">vida</text:span><text:span text:style-name="T3_866">.<text:s/></text:span><text:span text:style-name="T3_867">Espero</text:span><text:span text:style-name="T3_868"><text:s/></text:span><text:span text:style-name="T3_869">esto</text:span><text:span text:style-name="T3_870"><text:s/></text:span><text:span text:style-name="T3_871">dure</text:span><text:span text:style-name="T3_872"><text:s/></text:span><text:span text:style-name="T3_873">hasta</text:span><text:span text:style-name="T3_874"><text:s/></text:span><text:span text:style-name="T3_875">la</text:span><text:span text:style-name="T3_876"><text:s/></text:span><text:span text:style-name="T3_877">maldita</text:span><text:span text:style-name="T3_878"><text:s/></text:span><text:span text:style-name="T3_879">eternidad</text:span><text:span text:style-name="T3_880">,<text:s/></text:span><text:span text:style-name="T3_881">que</text:span><text:span text:style-name="T3_882"><text:s/></text:span><text:span text:style-name="T3_883">ningún</text:span><text:span text:style-name="T3_884"><text:s/></text:span><text:span text:style-name="T3_885">tiempo</text:span><text:span text:style-name="T3_886"><text:s/></text:span><text:span text:style-name="T3_887">ajeno</text:span><text:span text:style-name="T3_888"><text:s/></text:span><text:span text:style-name="T3_889">nos</text:span><text:span text:style-name="T3_890"><text:s/></text:span><text:span text:style-name="T3_891">separe</text:span><text:span text:style-name="T3_892"><text:s/></text:span><text:span text:style-name="T3_893">y</text:span><text:span text:style-name="T3_894"><text:s/></text:span><text:span text:style-name="T3_895">afrontemos</text:span><text:span text:style-name="T3_896"><text:s/></text:span><text:span text:style-name="T3_897">con</text:span><text:span text:style-name="T3_898"><text:s/></text:span><text:span text:style-name="T3_899">valor</text:span><text:span text:style-name="T3_900"><text:s/></text:span><text:span text:style-name="T3_901">fortaleza</text:span><text:span text:style-name="T3_902"><text:s/></text:span><text:span text:style-name="T3_903">y</text:span><text:span text:style-name="T3_904"><text:s/></text:span><text:span text:style-name="T3_905">sinceridad</text:span><text:span text:style-name="T3_906"><text:s/></text:span><text:span text:style-name="T3_907">todas</text:span><text:span text:style-name="T3_908"><text:s/></text:span><text:span text:style-name="T3_909">las</text:span><text:span text:style-name="T3_910"><text:s/></text:span><text:span text:style-name="T3_911">adversidades</text:span><text:span text:style-name="T3_912"><text:s/></text:span><text:span text:style-name="T3_913">que</text:span><text:span text:style-name="T3_914"><text:s/></text:span><text:span text:style-name="T3_915">se</text:span><text:span text:style-name="T3_916"><text:s/></text:span><text:span text:style-name="T3_917">nos</text:span><text:span text:style-name="T3_918"><text:s/></text:span><text:span text:style-name="T3_919">antepongan</text:span><text:span text:style-name="T3_920"><text:s/></text:span><text:span text:style-name="T3_921">en</text:span><text:span text:style-name="T3_922"><text:s/></text:span><text:span text:style-name="T3_923">esta</text:span><text:span text:style-name="T3_924"><text:s/></text:span><text:span text:style-name="T3_925">senda</text:span><text:span text:style-name="T3_926"><text:s/></text:span><text:span text:style-name="T3_927">hacia</text:span><text:span text:style-name="T3_928"><text:s/></text:span><text:span text:style-name="T3_929">el</text:span><text:span text:style-name="T3_930"><text:s/></text:span><text:span text:style-name="T3_931">clímax</text:span><text:span text:style-name="T3_932"><text:s/></text:span><text:span text:style-name="T3_933">de</text:span><text:span text:style-name="T3_934"><text:s/></text:span><text:span text:style-name="T3_935">nuestras</text:span><text:span text:style-name="T3_936"><text:s/></text:span><text:span text:style-name="T3_937">vidas</text:span><text:span text:style-name="T3_938">.<text:line-break/><text:line-break/></text:span><text:span text:style-name="T3_939">Mariana</text:span><text:span text:style-name="T3_940">:<text:s/></text:span><text:span text:style-name="T3_941">Yo</text:span><text:span text:style-name="T3_942"><text:s/></text:span><text:span text:style-name="T3_943">sólo</text:span><text:span text:style-name="T3_944"><text:s/></text:span><text:span text:style-name="T3_945">espero</text:span><text:span text:style-name="T3_946"><text:s/></text:span><text:span text:style-name="T3_947">que</text:span><text:span text:style-name="T3_948"><text:s/></text:span><text:span text:style-name="T3_949">se</text:span><text:span text:style-name="T3_950"><text:s/></text:span><text:span text:style-name="T3_951">cumplan</text:span><text:span text:style-name="T3_952"><text:s/></text:span><text:span text:style-name="T3_953">nuestros</text:span><text:span text:style-name="T3_954"><text:s/></text:span><text:span text:style-name="T3_955">sueños</text:span><text:span text:style-name="T3_956"><text:s/></text:span><text:span text:style-name="T3_957">y</text:span><text:span text:style-name="T3_958"><text:s/></text:span><text:span text:style-name="T3_959">que</text:span><text:span text:style-name="T3_960"><text:s/></text:span><text:span text:style-name="T3_961">todo</text:span><text:span text:style-name="T3_962"><text:s/></text:span><text:span text:style-name="T3_963">lo</text:span><text:span text:style-name="T3_964"><text:s/></text:span><text:span text:style-name="T3_965">que</text:span><text:span text:style-name="T3_966"><text:s/></text:span><text:span text:style-name="T3_967">dices</text:span><text:span text:style-name="T3_968"><text:s/></text:span><text:span text:style-name="T3_969">se</text:span><text:span text:style-name="T3_970"><text:s/></text:span><text:span text:style-name="T3_971">convierta</text:span><text:span text:style-name="T3_972"><text:s/></text:span><text:span text:style-name="T3_973">en</text:span><text:span text:style-name="T3_974"><text:s/></text:span><text:span text:style-name="T3_975">realidad</text:span><text:span text:style-name="T3_976">.<text:s/><text:line-break/><text:line-break/> </text:span><text:span text:style-name="T3_977">Llega</text:span><text:span text:style-name="T3_978"> <text:s/></text:span><text:span text:style-name="T3_979">hasta</text:span><text:span text:style-name="T3_980"><text:s/></text:span><text:span text:style-name="T3_981">la</text:span><text:span text:style-name="T3_982"><text:s/></text:span><text:span text:style-name="T3_983">punta</text:span><text:span text:style-name="T3_984"><text:s/></text:span><text:span text:style-name="T3_985">de</text:span><text:span text:style-name="T3_986"><text:s/></text:span><text:span text:style-name="T3_987">los</text:span><text:span text:style-name="T3_988"><text:s/></text:span><text:span text:style-name="T3_989">cabellos</text:span><text:span text:style-name="T3_990"><text:s/></text:span><text:span text:style-name="T3_991">y</text:span><text:span text:style-name="T3_992"><text:s/></text:span><text:span text:style-name="T3_993">se</text:span><text:span text:style-name="T3_994"><text:s/></text:span><text:span text:style-name="T3_995">los</text:span><text:span text:style-name="T3_996"><text:s/></text:span><text:span text:style-name="T3_997">mese</text:span><text:span text:style-name="T3_998"><text:s/></text:span><text:span text:style-name="T3_999">con</text:span><text:span text:style-name="T3_1000"><text:s/></text:span><text:span text:style-name="T3_1001">movimientos</text:span><text:span text:style-name="T3_1002"><text:s/></text:span><text:span text:style-name="T3_1003">bruscos</text:span><text:span text:style-name="T3_1004"><text:s/></text:span><text:span text:style-name="T3_1005">y</text:span><text:span text:style-name="T3_1006"><text:s/></text:span><text:span text:style-name="T3_1007">alegres</text:span><text:span text:style-name="T3_1008">.<text:line-break/><text:line-break/> </text:span><text:span text:style-name="T3_1009">Al</text:span><text:span text:style-name="T3_1010"><text:s/></text:span><text:span text:style-name="T3_1011">llegar</text:span><text:span text:style-name="T3_1012"><text:s/></text:span><text:span text:style-name="T3_1013">ahí</text:span><text:span text:style-name="T3_1014"><text:s/></text:span><text:span text:style-name="T3_1015">se</text:span><text:span text:style-name="T3_1016"><text:s/></text:span><text:span text:style-name="T3_1017">abrazan</text:span><text:span text:style-name="T3_1018"><text:s/></text:span><text:span text:style-name="T3_1019">fuertemente</text:span><text:span text:style-name="T3_1020"><text:s/></text:span><text:span text:style-name="T3_1021">y</text:span><text:span text:style-name="T3_1022"><text:s/></text:span><text:span text:style-name="T3_1023">se</text:span><text:span text:style-name="T3_1024"><text:s/></text:span><text:span text:style-name="T3_1025">besan</text:span><text:span text:style-name="T3_1026"><text:s/></text:span><text:span text:style-name="T3_1027">con</text:span><text:span text:style-name="T3_1028"><text:s/></text:span><text:span text:style-name="T3_1029">pasión</text:span><text:span text:style-name="T3_1030"><text:s/></text:span><text:span text:style-name="T3_1031">desenfrenada</text:span><text:span text:style-name="T3_1032">.<text:s/></text:span><text:span text:style-name="T3_1033">Dan</text:span><text:span text:style-name="T3_1034"><text:s/></text:span><text:span text:style-name="T3_1035">vueltas</text:span><text:span text:style-name="T3_1036"><text:s/></text:span><text:span text:style-name="T3_1037">de</text:span><text:span text:style-name="T3_1038"><text:s/></text:span><text:span text:style-name="T3_1039">izquierda</text:span><text:span text:style-name="T3_1040"><text:s/></text:span><text:span text:style-name="T3_1041">a</text:span><text:span text:style-name="T3_1042"><text:s/></text:span><text:span text:style-name="T3_1043">derecha</text:span><text:span text:style-name="T3_1044"><text:s/></text:span><text:span text:style-name="T3_1045">de</text:span><text:span text:style-name="T3_1046"><text:s/></text:span><text:span text:style-name="T3_1047">derecha</text:span><text:span text:style-name="T3_1048"><text:s/></text:span><text:span text:style-name="T3_1049">a</text:span><text:span text:style-name="T3_1050"><text:s/></text:span><text:span text:style-name="T3_1051">izquierda</text:span><text:span text:style-name="T3_1052"><text:s/></text:span><text:span text:style-name="T3_1053">en</text:span><text:span text:style-name="T3_1054"><text:s/></text:span><text:span text:style-name="T3_1055">un</text:span><text:span text:style-name="T3_1056"><text:s/></text:span><text:span text:style-name="T3_1057">acto</text:span><text:span text:style-name="T3_1058"><text:s/></text:span><text:span text:style-name="T3_1059">de</text:span><text:span text:style-name="T3_1060"><text:s/></text:span><text:span text:style-name="T3_1061">amor</text:span><text:span text:style-name="T3_1062"><text:s/></text:span><text:span text:style-name="T3_1063">convirtié</text:span><text:span text:style-name="T3_1064">ndose</text:span><text:span text:style-name="T3_1065"><text:s/></text:span><text:span text:style-name="T3_1066">en</text:span><text:span text:style-name="T3_1067"><text:s/></text:span><text:span text:style-name="T3_1068">un</text:span><text:span text:style-name="T3_1069"><text:s/></text:span><text:span text:style-name="T3_1070">solo</text:span><text:span text:style-name="T3_1071"><text:s/></text:span><text:span text:style-name="T3_1072">ser</text:span><text:span text:style-name="T3_1073"><text:s/></text:span><text:span text:style-name="T3_1074">como</text:span><text:span text:style-name="T3_1075"><text:s/></text:span><text:span text:style-name="T3_1076">en</text:span><text:span text:style-name="T3_1077"><text:s/></text:span><text:span text:style-name="T3_1078">un</text:span><text:span text:style-name="T3_1079"><text:s/></text:span><text:span text:style-name="T3_1080">tiempo</text:span><text:span text:style-name="T3_1081"><text:s/></text:span><text:span text:style-name="T3_1082">suspendido</text:span><text:span text:style-name="T3_1083">,<text:s/></text:span><text:span text:style-name="T3_1084">el</text:span><text:span text:style-name="T3_1085"><text:s/></text:span><text:span text:style-name="T3_1086">cual</text:span><text:span text:style-name="T3_1087"><text:s/></text:span><text:span text:style-name="T3_1088">parece</text:span><text:span text:style-name="T3_1089"><text:s/></text:span><text:span text:style-name="T3_1090">no</text:span><text:span text:style-name="T3_1091"><text:s/></text:span><text:span text:style-name="T3_1092">tener</text:span><text:span text:style-name="T3_1093"><text:s/></text:span><text:span text:style-name="T3_1094">fin</text:span><text:span text:style-name="T3_1095">.<text:s/><text:line-break/><text:line-break/></text:span><text:span text:style-name="T3_1096">Mariana</text:span><text:span text:style-name="T3_1097">,<text:s/></text:span><text:span text:style-name="T3_1098">quién</text:span><text:span text:style-name="T3_1099"><text:s/></text:span><text:span text:style-name="T3_1100">quedó</text:span><text:span text:style-name="T3_1101"><text:s/></text:span><text:span text:style-name="T3_1102">sobre</text:span><text:span text:style-name="T3_1103"><text:s/></text:span><text:span text:style-name="T3_1104">Mónica</text:span><text:span text:style-name="T3_1105">,<text:s/></text:span><text:span text:style-name="T3_1106">coloca</text:span><text:span text:style-name="T3_1107"><text:s/></text:span><text:span text:style-name="T3_1108">su</text:span><text:span text:style-name="T3_1109"><text:s/></text:span><text:span text:style-name="T3_1110">sexo</text:span><text:span text:style-name="T3_1111"><text:s/></text:span><text:span text:style-name="T3_1112">sobre</text:span><text:span text:style-name="T3_1113"><text:s/></text:span><text:span text:style-name="T3_1114">el</text:span><text:span text:style-name="T3_1115"><text:s/></text:span><text:span text:style-name="T3_1116">de</text:span><text:span text:style-name="T3_1117"><text:s/></text:span><text:span text:style-name="T3_1118">su</text:span><text:span text:style-name="T3_1119"><text:s/></text:span><text:span text:style-name="T3_1120">pareja</text:span><text:span text:style-name="T3_1121"><text:s/></text:span><text:span text:style-name="T3_1122">y</text:span><text:span text:style-name="T3_1123"><text:s/></text:span><text:span text:style-name="T3_1124">comienza</text:span><text:span text:style-name="T3_1125">n</text:span><text:span text:style-name="T3_1126"><text:s/></text:span><text:span text:style-name="T3_1127">a</text:span><text:span text:style-name="T3_1128"><text:s/></text:span><text:span text:style-name="T3_1129">realizar</text:span><text:span text:style-name="T3_1130"><text:s/></text:span><text:span text:style-name="T3_1131">movimientos</text:span><text:span text:style-name="T3_1132"><text:s/></text:span><text:span text:style-name="T3_1133">pélvicos</text:span><text:span text:style-name="T3_1134"><text:s/></text:span><text:span text:style-name="T3_1135">a</text:span><text:span text:style-name="T3_1136"><text:s/></text:span><text:span text:style-name="T3_1137">lo</text:span><text:span text:style-name="T3_1138"><text:s/></text:span><text:span text:style-name="T3_1139">largo</text:span><text:span text:style-name="T3_1140"><text:s/></text:span><text:span text:style-name="T3_1141">de</text:span><text:span text:style-name="T3_1142"><text:s/></text:span><text:span text:style-name="T3_1143">dos</text:span><text:span text:style-name="T3_1144"><text:s/></text:span><text:span text:style-name="T3_1145">minutos</text:span><text:span text:style-name="T3_1146">.<text:line-break/><text:line-break/> </text:span><text:span text:style-name="T3_1147">La</text:span><text:span text:style-name="T3_1148"><text:s/></text:span><text:span text:style-name="T3_1149">que</text:span><text:span text:style-name="T3_1150"><text:s/></text:span><text:span text:style-name="T3_1151">estaba</text:span><text:span text:style-name="T3_1152"><text:s/></text:span><text:span text:style-name="T3_1153">arriba</text:span><text:span text:style-name="T3_1154"><text:s/></text:span><text:span text:style-name="T3_1155">se</text:span><text:span text:style-name="T3_1156"><text:s/></text:span><text:span text:style-name="T3_1157">recuesta</text:span><text:span text:style-name="T3_1158"><text:s/></text:span><text:span text:style-name="T3_1159">a</text:span><text:span text:style-name="T3_1160"><text:s/></text:span><text:span text:style-name="T3_1161">un</text:span><text:span text:style-name="T3_1162"><text:s/></text:span><text:span text:style-name="T3_1163">lado</text:span><text:span text:style-name="T3_1164"><text:s/></text:span><text:span text:style-name="T3_1165">de</text:span><text:span text:style-name="T3_1166"><text:s/></text:span><text:span text:style-name="T3_1167">la</text:span><text:span text:style-name="T3_1168"><text:s/></text:span><text:span text:style-name="T3_1169">de</text:span><text:span text:style-name="T3_1170"><text:s/></text:span><text:span text:style-name="T3_1171">abajo</text:span><text:span text:style-name="T3_1172"><text:s/></text:span><text:span text:style-name="T3_1173">y</text:span><text:span text:style-name="T3_1174"><text:s/></text:span><text:span text:style-name="T3_1175">comienza</text:span><text:span text:style-name="T3_1176">n</text:span><text:span text:style-name="T3_1177"><text:s/></text:span><text:span text:style-name="T3_1178">a</text:span><text:span text:style-name="T3_1179"><text:s/></text:span><text:span text:style-name="T3_1180">masturbarse</text:span><text:span text:style-name="T3_1181"><text:s/></text:span><text:span text:style-name="T3_1182">la</text:span><text:span text:style-name="T3_1183"><text:s/></text:span><text:span text:style-name="T3_1184">una</text:span><text:span text:style-name="T3_1185"><text:s/></text:span><text:span text:style-name="T3_1186">a</text:span><text:span text:style-name="T3_1187"><text:s/></text:span><text:span text:style-name="T3_1188">la</text:span><text:span text:style-name="T3_1189"><text:s/></text:span><text:span text:style-name="T3_1190">otra</text:span><text:span text:style-name="T3_1191">.<text:line-break/><text:line-break/></text:span><text:span text:style-name="T3_1192">Parece</text:span><text:span text:style-name="T3_1193"><text:s/></text:span><text:span text:style-name="T3_1194">faltarles</text:span><text:span text:style-name="T3_1195"><text:s/></text:span><text:span text:style-name="T3_1196">el</text:span><text:span text:style-name="T3_1197"><text:s/></text:span><text:span text:style-name="T3_1198">aire</text:span><text:span text:style-name="T3_1199">,<text:s/></text:span><text:span text:style-name="T3_1200">pero</text:span><text:span text:style-name="T3_1201"><text:s/></text:span><text:span text:style-name="T3_1202">no</text:span><text:span text:style-name="T3_1203"><text:s/></text:span><text:span text:style-name="T3_1204">se</text:span><text:span text:style-name="T3_1205"><text:s/></text:span><text:span text:style-name="T3_1206">ven</text:span><text:span text:style-name="T3_1207"><text:s/></text:span><text:span text:style-name="T3_1208">intenciones</text:span><text:span text:style-name="T3_1209"><text:s/></text:span><text:span text:style-name="T3_1210">algunas</text:span><text:span text:style-name="T3_1211"><text:s/></text:span><text:span text:style-name="T3_1212">de</text:span><text:span text:style-name="T3_1213"><text:s/></text:span><text:span text:style-name="T3_1214">cesar</text:span><text:span text:style-name="T3_1215"><text:s/></text:span><text:span text:style-name="T3_1216">con</text:span><text:span text:style-name="T3_1217"><text:s/></text:span><text:span text:style-name="T3_1218">el</text:span><text:span text:style-name="T3_1219"><text:s/></text:span><text:span text:style-name="T3_1220">acontecimiento</text:span><text:span text:style-name="T3_1221">.<text:s/></text:span><text:span text:style-name="T3_1222">Mónica</text:span><text:span text:style-name="T3_1223"><text:s/></text:span><text:span text:style-name="T3_1224">se</text:span><text:span text:style-name="T3_1225"><text:s/></text:span><text:span text:style-name="T3_1226">sube</text:span><text:span text:style-name="T3_1227"><text:s/></text:span><text:span text:style-name="T3_1228">literalmente</text:span><text:span text:style-name="T3_1229"><text:s/></text:span><text:span text:style-name="T3_1230">en</text:span><text:span text:style-name="T3_1231"><text:s/></text:span><text:span text:style-name="T3_1232">Mariana</text:span><text:span text:style-name="T3_1233"><text:s/></text:span><text:span text:style-name="T3_1234">y</text:span><text:span text:style-name="T3_1235"><text:s/></text:span><text:span text:style-name="T3_1236">se</text:span><text:span text:style-name="T3_1237"><text:s/></text:span><text:span text:style-name="T3_1238">repiten</text:span><text:span text:style-name="T3_1239"><text:s/></text:span><text:span text:style-name="T3_1240">los</text:span><text:span text:style-name="T3_1241"><text:s/></text:span><text:span text:style-name="T3_1242">movimientos</text:span><text:span text:style-name="T3_1243"><text:s/></text:span><text:span text:style-name="T3_1244">pélvicos</text:span><text:span text:style-name="T3_1245">.<text:s/></text:span><text:span text:style-name="T3_1246">Después</text:span><text:span text:style-name="T3_1247"><text:s/></text:span><text:span text:style-name="T3_1248">de</text:span><text:span text:style-name="T3_1249"><text:s/></text:span><text:span text:style-name="T3_1250">dos</text:span><text:span text:style-name="T3_1251"><text:s/></text:span><text:span text:style-name="T3_1252">gritos</text:span><text:span text:style-name="T3_1253"><text:s/>(</text:span><text:span text:style-name="T3_1254">uno</text:span><text:span text:style-name="T3_1255"><text:s/></text:span><text:span text:style-name="T3_1256">de</text:span><text:span text:style-name="T3_1257"><text:s/></text:span><text:span text:style-name="T3_1258">cada</text:span><text:span text:style-name="T3_1259"><text:s/></text:span><text:span text:style-name="T3_1260">una</text:span><text:span text:style-name="T3_1261">,<text:s/></text:span><text:span text:style-name="T3_1262">pero</text:span><text:span text:style-name="T3_1263"><text:s/></text:span><text:span text:style-name="T3_1264">que</text:span><text:span text:style-name="T3_1265"><text:s/></text:span><text:span text:style-name="T3_1266">se</text:span><text:span text:style-name="T3_1267"><text:s/></text:span><text:span text:style-name="T3_1268">confunden</text:span><text:span text:style-name="T3_1269"><text:s/></text:span><text:span text:style-name="T3_1270">por</text:span><text:span text:style-name="T3_1271"><text:s/></text:span><text:span text:style-name="T3_1272">la</text:span><text:span text:style-name="T3_1273"><text:s/></text:span><text:span text:style-name="T3_1274">uniformidad</text:span><text:span text:style-name="T3_1275"><text:s/></text:span><text:span text:style-name="T3_1276">del</text:span><text:span text:style-name="T3_1277"><text:s/></text:span><text:span text:style-name="T3_1278">tiempo</text:span><text:span text:style-name="T3_1279"><text:s/></text:span><text:span text:style-name="T3_1280">en</text:span><text:span text:style-name="T3_1281"><text:s/></text:span><text:span text:style-name="T3_1282">el</text:span><text:span text:style-name="T3_1283"><text:s/></text:span><text:span text:style-name="T3_1284">orgasmo</text:span><text:span text:style-name="T3_1285">.)<text:s/><text:line-break/><text:line-break/> <text:line-break/></text:span></text:p>
      <text:p text:style-name="P4"><text:span text:style-name="T4_1">ACTO</text:span><text:span text:style-name="T4_2"><text:s/></text:span><text:span text:style-name="T4_3">TERCERO</text:span><text:span text:style-name="T4_4"><text:line-break/><text:line-break/></text:span><text:span text:style-name="T4_5">El</text:span><text:span text:style-name="T4_6"><text:s/></text:span><text:span text:style-name="T4_7">baño</text:span><text:span text:style-name="T4_8"><text:s/></text:span><text:span text:style-name="T4_9">del</text:span><text:span text:style-name="T4_10"><text:s/></text:span><text:span text:style-name="T4_11">departamento</text:span><text:span text:style-name="T4_12"><text:s/></text:span><text:span text:style-name="T4_13">de</text:span><text:span text:style-name="T4_14"><text:s/></text:span><text:span text:style-name="T4_15">Mónica</text:span><text:span text:style-name="T4_16">.<text:s/></text:span><text:span text:style-name="T4_17">Un</text:span><text:span text:style-name="T4_18"><text:s/></text:span><text:span text:style-name="T4_19">baño</text:span><text:span text:style-name="T4_20"><text:s/></text:span><text:span text:style-name="T4_21">muy</text:span><text:span text:style-name="T4_22"><text:s/></text:span><text:span text:style-name="T4_23">bien</text:span><text:span text:style-name="T4_24"><text:s/></text:span><text:span text:style-name="T4_25">amueblado</text:span><text:span text:style-name="T4_26"><text:s/></text:span><text:span text:style-name="T4_27">y</text:span><text:span text:style-name="T4_28"><text:s/></text:span><text:span text:style-name="T4_29">con</text:span><text:span text:style-name="T4_30"><text:s/></text:span><text:span text:style-name="T4_31">acabados</text:span><text:span text:style-name="T4_32"><text:s/></text:span><text:span text:style-name="T4_33">lujosos</text:span><text:span text:style-name="T4_34">.<text:s/></text:span><text:span text:style-name="T4_35">La</text:span><text:span text:style-name="T4_36"><text:s/></text:span><text:span text:style-name="T4_37">puerta</text:span><text:span text:style-name="T4_38"><text:s/></text:span><text:span text:style-name="T4_39">está</text:span><text:span text:style-name="T4_40"><text:s/></text:span><text:span text:style-name="T4_41">del</text:span><text:span text:style-name="T4_42"><text:s/></text:span><text:span text:style-name="T4_43">lado</text:span><text:span text:style-name="T4_44"><text:s/></text:span><text:span text:style-name="T4_45">izquierdo</text:span><text:span text:style-name="T4_46">.<text:s/></text:span><text:span text:style-name="T4_47">Azulejos</text:span><text:span text:style-name="T4_48"><text:s/></text:span><text:span text:style-name="T4_49">de</text:span><text:span text:style-name="T4_50"><text:s/></text:span><text:span text:style-name="T4_51">color</text:span><text:span text:style-name="T4_52"><text:s/></text:span><text:span text:style-name="T4_53">amarillo</text:span><text:span text:style-name="T4_54"><text:s/></text:span><text:span text:style-name="T4_55">pastel</text:span><text:span text:style-name="T4_56"><text:s/></text:span><text:span text:style-name="T4_57">con</text:span><text:span text:style-name="T4_58"><text:s/></text:span><text:span text:style-name="T4_59">figurillas</text:span><text:span text:style-name="T4_60"><text:s/></text:span><text:span text:style-name="T4_61">que</text:span><text:span text:style-name="T4_62"><text:s/></text:span><text:span text:style-name="T4_63">se</text:span><text:span text:style-name="T4_64"><text:s/></text:span><text:span text:style-name="T4_65">engarzan</text:span><text:span text:style-name="T4_66"><text:s/></text:span><text:span text:style-name="T4_67">entre</text:span><text:span text:style-name="T4_68"><text:s/></text:span><text:span text:style-name="T4_69">sí</text:span><text:span text:style-name="T4_70">.<text:s/></text:span><text:span text:style-name="T4_71">El</text:span><text:span text:style-name="T4_72"><text:s/></text:span><text:span text:style-name="T4_73">lavamanos</text:span><text:span text:style-name="T4_74"><text:s/></text:span><text:span text:style-name="T4_75">tiene</text:span><text:span text:style-name="T4_76"><text:s/></text:span><text:span text:style-name="T4_77">dos</text:span><text:span text:style-name="T4_78"><text:s/></text:span><text:span text:style-name="T4_79">puerta</text:span><text:span text:style-name="T4_80">s</text:span><text:span text:style-name="T4_81"><text:s/></text:span><text:span text:style-name="T4_82">en</text:span><text:span text:style-name="T4_83"><text:s/></text:span><text:span text:style-name="T4_84">la</text:span><text:span text:style-name="T4_85"><text:s/></text:span><text:span text:style-name="T4_86">parte</text:span><text:span text:style-name="T4_87"><text:s/></text:span><text:span text:style-name="T4_88">inferior</text:span><text:span text:style-name="T4_89">,<text:s/></text:span><text:span text:style-name="T4_90">un</text:span><text:span text:style-name="T4_91"><text:s/></text:span><text:span text:style-name="T4_92">espejo</text:span><text:span text:style-name="T4_93"><text:s/></text:span><text:span text:style-name="T4_94">encima</text:span><text:span text:style-name="T4_95"><text:s/></text:span><text:span text:style-name="T4_96">que</text:span><text:span text:style-name="T4_97"><text:s/></text:span><text:span text:style-name="T4_98">toca</text:span><text:span text:style-name="T4_99"><text:s/></text:span><text:span text:style-name="T4_100">el</text:span><text:span text:style-name="T4_101"><text:s/></text:span><text:span text:style-name="T4_102">techo</text:span><text:span text:style-name="T4_103">,<text:s/></text:span><text:span text:style-name="T4_104">al</text:span><text:span text:style-name="T4_105"><text:s/></text:span><text:span text:style-name="T4_106">lado</text:span><text:span text:style-name="T4_107"><text:s/></text:span><text:span text:style-name="T4_108">derecho</text:span><text:span text:style-name="T4_109"><text:s/></text:span><text:span text:style-name="T4_110">un</text:span><text:span text:style-name="T4_111"><text:s/></text:span><text:span text:style-name="T4_112">retrete</text:span><text:span text:style-name="T4_113"><text:s/></text:span><text:span text:style-name="T4_114">y</text:span><text:span text:style-name="T4_115"><text:s/></text:span><text:span text:style-name="T4_116">a</text:span><text:span text:style-name="T4_117"><text:s/></text:span><text:span text:style-name="T4_118">la</text:span><text:span text:style-name="T4_119"><text:s/></text:span><text:span text:style-name="T4_120">diestra</text:span><text:span text:style-name="T4_121"><text:s/></text:span><text:span text:style-name="T4_122">de</text:span><text:span text:style-name="T4_123"><text:s/></text:span><text:span text:style-name="T4_124">este</text:span><text:span text:style-name="T4_125"><text:s/></text:span><text:span text:style-name="T4_126">se</text:span><text:span text:style-name="T4_127"><text:s/></text:span><text:span text:style-name="T4_128">encuentra</text:span><text:span text:style-name="T4_129"><text:s/></text:span><text:span text:style-name="T4_130">la</text:span><text:span text:style-name="T4_131"><text:s/></text:span><text:span text:style-name="T4_132">tina</text:span><text:span text:style-name="T4_133"><text:s/></text:span><text:span text:style-name="T4_134">de</text:span><text:span text:style-name="T4_135"><text:s/></text:span><text:span text:style-name="T4_136">hidromasaje</text:span><text:span text:style-name="T4_137">.<text:s/></text:span><text:span text:style-name="T4_138">Tres</text:span><text:span text:style-name="T4_139"><text:s/></text:span><text:span text:style-name="T4_140">cuadros</text:span><text:span text:style-name="T4_141"><text:s/></text:span><text:span text:style-name="T4_142">decorativos</text:span><text:span text:style-name="T4_143">.<text:s/></text:span><text:span text:style-name="T4_144">Jabones</text:span><text:span text:style-name="T4_145"><text:s/></text:span><text:span text:style-name="T4_146">de</text:span><text:span text:style-name="T4_147"><text:s/></text:span><text:span text:style-name="T4_148">colores</text:span><text:span text:style-name="T4_149"><text:s/></text:span><text:span text:style-name="T4_150">y</text:span><text:span text:style-name="T4_151"><text:s/></text:span><text:span text:style-name="T4_152">una</text:span><text:span text:style-name="T4_153"><text:s/></text:span><text:span text:style-name="T4_154">maceta</text:span><text:span text:style-name="T4_155">.<text:line-break/></text:span><text:span text:style-name="T4_156">ESCENA</text:span><text:span text:style-name="T4_157"><text:s/></text:span><text:span text:style-name="T4_158">I</text:span><text:span text:style-name="T4_159"><text:line-break/><text:line-break/></text:span><text:span text:style-name="T4_160">Mónica</text:span><text:span text:style-name="T4_161"><text:s/></text:span><text:span text:style-name="T4_162">contin</text:span><text:span text:style-name="T4_163">úa</text:span><text:span text:style-name="T4_164"><text:s/></text:span><text:span text:style-name="T4_165">extasiada</text:span><text:span text:style-name="T4_166"><text:s/></text:span><text:span text:style-name="T4_167">en</text:span><text:span text:style-name="T4_168"><text:s/></text:span><text:span text:style-name="T4_169">la</text:span><text:span text:style-name="T4_170"><text:s/></text:span><text:span text:style-name="T4_171">tina</text:span><text:span text:style-name="T4_172"><text:s/></text:span><text:span text:style-name="T4_173">con</text:span><text:span text:style-name="T4_174"><text:s/></text:span><text:span text:style-name="T4_175">el</text:span><text:span text:style-name="T4_176"><text:s/></text:span><text:span text:style-name="T4_177">teléfono</text:span><text:span text:style-name="T4_178"><text:s/></text:span><text:span text:style-name="T4_179">entre</text:span><text:span text:style-name="T4_180"><text:s/></text:span><text:span text:style-name="T4_181">el</text:span><text:span text:style-name="T4_182"><text:s/></text:span><text:span text:style-name="T4_183">hombro</text:span><text:span text:style-name="T4_184"><text:s/></text:span><text:span text:style-name="T4_185">y</text:span><text:span text:style-name="T4_186"><text:s/></text:span><text:span text:style-name="T4_187">la</text:span><text:span text:style-name="T4_188"><text:s/></text:span><text:span text:style-name="T4_189">oreja</text:span><text:span text:style-name="T4_190">.<text:s/><text:line-break/><text:line-break/></text:span><text:span text:style-name="T4_191">Mónica</text:span><text:span text:style-name="T4_192">:<text:s/>¿</text:span><text:span text:style-name="T4_193">Mi</text:span><text:span text:style-name="T4_194"><text:s/></text:span><text:span text:style-name="T4_195">familia</text:span><text:span text:style-name="T4_196">?<text:s/></text:span><text:span text:style-name="T4_197">Ya</text:span><text:span text:style-name="T4_198"><text:s/></text:span><text:span text:style-name="T4_199">empezaste</text:span><text:span text:style-name="T4_200">.<text:s/></text:span><text:span text:style-name="T4_201">Para</text:span><text:span text:style-name="T4_202"><text:s/></text:span><text:span text:style-name="T4_203">que</text:span><text:span text:style-name="T4_204"><text:s/></text:span><text:span text:style-name="T4_205">cortar</text:span><text:span text:style-name="T4_206"><text:s/></text:span><text:span text:style-name="T4_207">un</text:span><text:span text:style-name="T4_208"><text:s/></text:span><text:span text:style-name="T4_209">momento</text:span><text:span text:style-name="T4_210"><text:s/></text:span><text:span text:style-name="T4_211">tan</text:span><text:span text:style-name="T4_212"><text:s/></text:span><text:span text:style-name="T4_213">hermoso</text:span><text:span text:style-name="T4_214"><text:s/></text:span><text:span text:style-name="T4_215">como</text:span><text:span text:style-name="T4_216"><text:s/></text:span><text:span text:style-name="T4_217">el</text:span><text:span text:style-name="T4_218"><text:s/></text:span><text:span text:style-name="T4_219">que</text:span><text:span text:style-name="T4_220"><text:s/></text:span><text:span text:style-name="T4_221">estabamos</text:span><text:span text:style-name="T4_222"><text:s/></text:span><text:span text:style-name="T4_223">recordando</text:span><text:span text:style-name="T4_224"><text:s/></text:span><text:span text:style-name="T4_225">sólo</text:span><text:span text:style-name="T4_226"><text:s/></text:span><text:span text:style-name="T4_227">por</text:span><text:span text:style-name="T4_228"><text:s/></text:span><text:span text:style-name="T4_229">mi</text:span><text:span text:style-name="T4_230"><text:s/></text:span><text:span text:style-name="T4_231">familia</text:span><text:span text:style-name="T4_232">.<text:line-break/><text:line-break/>(</text:span><text:span text:style-name="T4_233">PAUSA</text:span><text:span text:style-name="T4_234">)<text:line-break/><text:line-break/></text:span><text:span text:style-name="T4_235">Mónica</text:span><text:span text:style-name="T4_236">:<text:s/></text:span><text:span text:style-name="T4_237">Ah</text:span><text:span text:style-name="T4_238">!<text:s/></text:span><text:span text:style-name="T4_239">Entonces</text:span><text:span text:style-name="T4_240"><text:s/></text:span><text:span text:style-name="T4_241">no</text:span><text:span text:style-name="T4_242"><text:s/></text:span><text:span text:style-name="T4_243">es</text:span><text:span text:style-name="T4_244"><text:s/></text:span><text:span text:style-name="T4_245">mi</text:span><text:span text:style-name="T4_246"><text:s/></text:span><text:span text:style-name="T4_247">familia</text:span><text:span text:style-name="T4_248"><text:s/></text:span><text:span text:style-name="T4_249">eres</text:span><text:span text:style-name="T4_250"><text:s/></text:span><text:span text:style-name="T4_251">tú</text:span><text:span text:style-name="T4_252">.<text:s/></text:span><text:span text:style-name="T4_253">Eres</text:span><text:span text:style-name="T4_254"><text:s/></text:span><text:span text:style-name="T4_255">tú</text:span><text:span text:style-name="T4_256"><text:s/></text:span><text:span text:style-name="T4_257">la</text:span><text:span text:style-name="T4_258"><text:s/></text:span><text:span text:style-name="T4_259">que</text:span><text:span text:style-name="T4_260"><text:s/></text:span><text:span text:style-name="T4_261">vuelve</text:span><text:span text:style-name="T4_262"><text:s/></text:span><text:span text:style-name="T4_263">a</text:span><text:span text:style-name="T4_264"><text:s/></text:span><text:span text:style-name="T4_265">lo</text:span><text:span text:style-name="T4_266"><text:s/></text:span><text:span text:style-name="T4_267">mismo</text:span><text:span text:style-name="T4_268"><text:s/></text:span><text:span text:style-name="T4_269">y</text:span><text:span text:style-name="T4_270"><text:s/></text:span><text:span text:style-name="T4_271">lo</text:span><text:span text:style-name="T4_272"><text:s/></text:span><text:span text:style-name="T4_273">mismo</text:span><text:span text:style-name="T4_274"><text:s/></text:span><text:span text:style-name="T4_275">y</text:span><text:span text:style-name="T4_276"><text:s/></text:span><text:span text:style-name="T4_277">lo</text:span><text:span text:style-name="T4_278"><text:s/></text:span><text:span text:style-name="T4_279">mismo</text:span><text:span text:style-name="T4_280">.<text:line-break/><text:line-break/>(</text:span><text:span text:style-name="T4_281">PAUSA</text:span><text:span text:style-name="T4_282">)<text:line-break/><text:line-break/></text:span><text:span text:style-name="T4_283">Mónica</text:span><text:span text:style-name="T4_284">:<text:s/></text:span><text:span text:style-name="T4_285">Si</text:span><text:span text:style-name="T4_286"><text:s/></text:span><text:span text:style-name="T4_287">lo</text:span><text:span text:style-name="T4_288"><text:s/></text:span><text:span text:style-name="T4_289">quiero</text:span><text:span text:style-name="T4_290"><text:s/></text:span><text:span text:style-name="T4_291">pero</text:span><text:span text:style-name="T4_292"><text:s/></text:span><text:span text:style-name="T4_293">no</text:span><text:span text:style-name="T4_294"><text:s/></text:span><text:span text:style-name="T4_295">lo</text:span><text:span text:style-name="T4_296"><text:s/></text:span><text:span text:style-name="T4_297">puedo</text:span><text:span text:style-name="T4_298">.<text:line-break/>(</text:span><text:span text:style-name="T4_299">PAUSA</text:span><text:span text:style-name="T4_300">)<text:line-break/><text:line-break/></text:span><text:span text:style-name="T4_301">Mónica</text:span><text:span text:style-name="T4_302"><text:s/></text:span><text:span text:style-name="T4_303">coge</text:span><text:span text:style-name="T4_304"><text:s/></text:span><text:span text:style-name="T4_305">el</text:span><text:span text:style-name="T4_306"><text:s/></text:span><text:span text:style-name="T4_307">teléfono</text:span><text:span text:style-name="T4_308"><text:s/></text:span><text:span text:style-name="T4_309">y</text:span><text:span text:style-name="T4_310"><text:s/></text:span><text:span text:style-name="T4_311">se</text:span><text:span text:style-name="T4_312"><text:s/></text:span><text:span text:style-name="T4_313">para</text:span><text:span text:style-name="T4_314"><text:s/></text:span><text:span text:style-name="T4_315">de</text:span><text:span text:style-name="T4_316"><text:s/></text:span><text:span text:style-name="T4_317">un</text:span><text:span text:style-name="T4_318"><text:s/></text:span><text:span text:style-name="T4_319">golpe</text:span><text:span text:style-name="T4_320">,<text:s/></text:span><text:span text:style-name="T4_321">pero</text:span><text:span text:style-name="T4_322"><text:s/></text:span><text:span text:style-name="T4_323">contin</text:span><text:span text:style-name="T4_324">úa</text:span><text:span text:style-name="T4_325"><text:s/></text:span><text:span text:style-name="T4_326">dentro</text:span><text:span text:style-name="T4_327"><text:s/></text:span><text:span text:style-name="T4_328">de</text:span><text:span text:style-name="T4_329"><text:s/></text:span><text:span text:style-name="T4_330">la</text:span><text:span text:style-name="T4_331"><text:s/></text:span><text:span text:style-name="T4_332">bañera</text:span><text:span text:style-name="T4_333"><text:s/></text:span><text:span text:style-name="T4_334">dando</text:span><text:span text:style-name="T4_335"><text:s/></text:span><text:span text:style-name="T4_336">vueltas</text:span><text:span text:style-name="T4_337">.<text:line-break/><text:line-break/></text:span><text:span text:style-name="T4_338">Mónica</text:span><text:span text:style-name="T4_339">:<text:s/></text:span><text:span text:style-name="T4_340">No</text:span><text:span text:style-name="T4_341">,<text:s/></text:span><text:span text:style-name="T4_342">definitivamente</text:span><text:span text:style-name="T4_343"><text:s/></text:span><text:span text:style-name="T4_344">no</text:span><text:span text:style-name="T4_345"><text:s/></text:span><text:span text:style-name="T4_346">me</text:span><text:span text:style-name="T4_347"><text:s/></text:span><text:span text:style-name="T4_348">atrevo</text:span><text:span text:style-name="T4_349">,<text:s/></text:span><text:span text:style-name="T4_350">pero</text:span><text:span text:style-name="T4_351"><text:s/></text:span><text:span text:style-name="T4_352">lo</text:span><text:span text:style-name="T4_353"><text:s/></text:span><text:span text:style-name="T4_354">quiero</text:span><text:span text:style-name="T4_355"><text:s/></text:span><text:span text:style-name="T4_356">hacer</text:span><text:span text:style-name="T4_357">.<text:s/></text:span><text:span text:style-name="T4_358">No</text:span><text:span text:style-name="T4_359"><text:s/></text:span><text:span text:style-name="T4_360">sé</text:span><text:span text:style-name="T4_361">,<text:s/></text:span><text:span text:style-name="T4_362">esto</text:span><text:span text:style-name="T4_363"><text:s/></text:span><text:span text:style-name="T4_364">es</text:span><text:span text:style-name="T4_365"><text:s/></text:span><text:span text:style-name="T4_366">tan</text:span><text:span text:style-name="T4_367"><text:s/></text:span><text:span text:style-name="T4_368">difícil</text:span><text:span text:style-name="T4_369"><text:s/></text:span><text:span text:style-name="T4_370">y</text:span><text:span text:style-name="T4_371"><text:s/></text:span><text:span text:style-name="T4_372">tan</text:span><text:span text:style-name="T4_373"><text:s/></text:span><text:span text:style-name="T4_374">confuso</text:span><text:span text:style-name="T4_375">.<text:s/></text:span><text:span text:style-name="T4_376">Llevamos</text:span><text:span text:style-name="T4_377"><text:s/></text:span><text:span text:style-name="T4_378">ya</text:span><text:span text:style-name="T4_379"><text:s/></text:span><text:span text:style-name="T4_380">diez</text:span><text:span text:style-name="T4_381"><text:s/></text:span><text:span text:style-name="T4_382">años</text:span><text:span text:style-name="T4_383"><text:s/></text:span><text:span text:style-name="T4_384">así</text:span><text:span text:style-name="T4_385">,<text:s/></text:span><text:span text:style-name="T4_386">porqué</text:span><text:span text:style-name="T4_387"><text:s/></text:span><text:span text:style-name="T4_388">no</text:span><text:span text:style-name="T4_389"><text:s/></text:span><text:span text:style-name="T4_390">contin</text:span><text:span text:style-name="T4_391">uar</text:span><text:span text:style-name="T4_392">.<text:line-break/><text:line-break/>(</text:span><text:span text:style-name="T4_393">PAUSA</text:span><text:span text:style-name="T4_394">)<text:line-break/><text:line-break/></text:span><text:span text:style-name="T4_395">Mónica</text:span><text:span text:style-name="T4_396">:<text:s/></text:span><text:span text:style-name="T4_397">No</text:span><text:span text:style-name="T4_398"><text:s/></text:span><text:span text:style-name="T4_399">es</text:span><text:span text:style-name="T4_400"><text:s/></text:span><text:span text:style-name="T4_401">que</text:span><text:span text:style-name="T4_402"><text:s/></text:span><text:span text:style-name="T4_403">no</text:span><text:span text:style-name="T4_404"><text:s/></text:span><text:span text:style-name="T4_405">te</text:span><text:span text:style-name="T4_406"><text:s/></text:span><text:span text:style-name="T4_407">ame</text:span><text:span text:style-name="T4_408">,<text:s/></text:span><text:span text:style-name="T4_409">eres</text:span><text:span text:style-name="T4_410"><text:s/></text:span><text:span text:style-name="T4_411">la</text:span><text:span text:style-name="T4_412"><text:s/></text:span><text:span text:style-name="T4_413">razón</text:span><text:span text:style-name="T4_414"><text:s/></text:span><text:span text:style-name="T4_415">de</text:span><text:span text:style-name="T4_416"><text:s/></text:span><text:span text:style-name="T4_417">mi</text:span><text:span text:style-name="T4_418"><text:s/></text:span><text:span text:style-name="T4_419">vida</text:span><text:span text:style-name="T4_420">.<text:s/></text:span><text:span text:style-name="T4_421">Eres</text:span><text:span text:style-name="T4_422"><text:s/></text:span><text:span text:style-name="T4_423">el</text:span><text:span text:style-name="T4_424"><text:s/></text:span><text:span text:style-name="T4_425">motivo</text:span><text:span text:style-name="T4_426"><text:s/></text:span><text:span text:style-name="T4_427">de</text:span><text:span text:style-name="T4_428"><text:s/></text:span><text:span text:style-name="T4_429">cada</text:span><text:span text:style-name="T4_430"><text:s/></text:span><text:span text:style-name="T4_431">mañana</text:span><text:span text:style-name="T4_432">,<text:s/></text:span><text:span text:style-name="T4_433">la</text:span><text:span text:style-name="T4_434"><text:s/></text:span><text:span text:style-name="T4_435">luna</text:span><text:span text:style-name="T4_436"><text:s/></text:span><text:span text:style-name="T4_437">de</text:span><text:span text:style-name="T4_438"><text:s/></text:span><text:span text:style-name="T4_439">todas</text:span><text:span text:style-name="T4_440"><text:s/></text:span><text:span text:style-name="T4_441">las</text:span><text:span text:style-name="T4_442"><text:s/></text:span><text:span text:style-name="T4_443">noches</text:span><text:span text:style-name="T4_444"><text:s/></text:span><text:span text:style-name="T4_445">oscuras</text:span><text:span text:style-name="T4_446">.<text:s/></text:span><text:span text:style-name="T4_447">Mi</text:span><text:span text:style-name="T4_448"><text:s/></text:span><text:span text:style-name="T4_449">inspiración</text:span><text:span text:style-name="T4_450">.<text:s/></text:span><text:span text:style-name="T4_451">Pero</text:span><text:span text:style-name="T4_452"><text:s/></text:span><text:span text:style-name="T4_453">qué</text:span><text:span text:style-name="T4_454"><text:s/></text:span><text:span text:style-name="T4_455">van</text:span><text:span text:style-name="T4_456"><text:s/></text:span><text:span text:style-name="T4_457">a</text:span><text:span text:style-name="T4_458"><text:s/></text:span><text:span text:style-name="T4_459">decir</text:span><text:span text:style-name="T4_460">.<text:s/></text:span><text:span text:style-name="T4_461">Me</text:span><text:span text:style-name="T4_462"><text:s/></text:span><text:span text:style-name="T4_463">van</text:span><text:span text:style-name="T4_464"><text:s/></text:span><text:span text:style-name="T4_465">a</text:span><text:span text:style-name="T4_466"><text:s/></text:span><text:span text:style-name="T4_467">dejar</text:span><text:span text:style-name="T4_468"><text:s/></text:span><text:span text:style-name="T4_469">en</text:span><text:span text:style-name="T4_470"><text:s/></text:span><text:span text:style-name="T4_471">la</text:span><text:span text:style-name="T4_472"><text:s/></text:span><text:span text:style-name="T4_473">calle</text:span><text:span text:style-name="T4_474"><text:s/></text:span><text:span text:style-name="T4_475">y</text:span><text:span text:style-name="T4_476"><text:s/></text:span><text:span text:style-name="T4_477">luego</text:span><text:span text:style-name="T4_478"><text:s/></text:span><text:span text:style-name="T4_479">que</text:span><text:span text:style-name="T4_480"><text:s/></text:span><text:span text:style-name="T4_481">voy</text:span><text:span text:style-name="T4_482"><text:s/></text:span><text:span text:style-name="T4_483">a</text:span><text:span text:style-name="T4_484"><text:s/></text:span><text:span text:style-name="T4_485">hacer</text:span><text:span text:style-name="T4_486">.<text:s/></text:span><text:span text:style-name="T4_487">Imagínate</text:span><text:span text:style-name="T4_488"><text:s/></text:span><text:span text:style-name="T4_489">me</text:span><text:span text:style-name="T4_490"><text:s/></text:span><text:span text:style-name="T4_491">voy</text:span><text:span text:style-name="T4_492"><text:s/></text:span><text:span text:style-name="T4_493">a</text:span><text:span text:style-name="T4_494"><text:s/></text:span><text:span text:style-name="T4_495">vivir</text:span><text:span text:style-name="T4_496"><text:s/></text:span><text:span text:style-name="T4_497">contigo</text:span><text:span text:style-name="T4_498"><text:s/></text:span><text:span text:style-name="T4_499">y</text:span><text:span text:style-name="T4_500"><text:s/></text:span><text:span text:style-name="T4_501">si</text:span><text:span text:style-name="T4_502"><text:s/></text:span><text:span text:style-name="T4_503">no</text:span><text:span text:style-name="T4_504"><text:s/></text:span><text:span text:style-name="T4_505">funciona</text:span><text:span text:style-name="T4_506">.<text:s/>¿</text:span><text:span text:style-name="T4_507">De</text:span><text:span text:style-name="T4_508"><text:s/></text:span><text:span text:style-name="T4_509">qué</text:span><text:span text:style-name="T4_510"><text:s/></text:span><text:span text:style-name="T4_511">voy</text:span><text:span text:style-name="T4_512"><text:s/></text:span><text:span text:style-name="T4_513">a</text:span><text:span text:style-name="T4_514"><text:s/></text:span><text:span text:style-name="T4_515">vivir</text:span><text:span text:style-name="T4_516">?,<text:s/>¿</text:span><text:span text:style-name="T4_517">en</text:span><text:span text:style-name="T4_518"><text:s/></text:span><text:span text:style-name="T4_519">dónde</text:span><text:span text:style-name="T4_520"><text:s/></text:span><text:span text:style-name="T4_521">dormiré</text:span><text:span text:style-name="T4_522">?<text:s/></text:span><text:span text:style-name="T4_523">y</text:span><text:span text:style-name="T4_524"><text:s/></text:span><text:span text:style-name="T4_525">peor</text:span><text:span text:style-name="T4_526">,<text:s/>¿</text:span><text:span text:style-name="T4_527">qué</text:span><text:span text:style-name="T4_528"><text:s/></text:span><text:span text:style-name="T4_529">voy</text:span><text:span text:style-name="T4_530"><text:s/></text:span><text:span text:style-name="T4_531">a</text:span><text:span text:style-name="T4_532"><text:s/></text:span><text:span text:style-name="T4_533">comer</text:span><text:span text:style-name="T4_534">?.<text:s/></text:span><text:span text:style-name="T4_535">No</text:span><text:span text:style-name="T4_536"><text:s/></text:span><text:span text:style-name="T4_537">sé</text:span><text:span text:style-name="T4_538"><text:s/></text:span><text:span text:style-name="T4_539">hacer</text:span><text:span text:style-name="T4_540"><text:s/></text:span><text:span text:style-name="T4_541">nada</text:span><text:span text:style-name="T4_542">,<text:s/>¿</text:span><text:span text:style-name="T4_543">en</text:span><text:span text:style-name="T4_544"><text:s/></text:span><text:span text:style-name="T4_545">qué</text:span><text:span text:style-name="T4_546"><text:s/></text:span><text:span text:style-name="T4_547">trabajaría</text:span><text:span text:style-name="T4_548">?<text:s/><text:line-break/>(</text:span><text:span text:style-name="T4_549">PAUSA</text:span><text:span text:style-name="T4_550">)<text:line-break/></text:span><text:span text:style-name="T4_551">Mónica</text:span><text:span text:style-name="T4_552">:<text:s/></text:span><text:span text:style-name="T4_553">Pues</text:span><text:span text:style-name="T4_554"><text:s/></text:span><text:span text:style-name="T4_555">es</text:span><text:span text:style-name="T4_556"><text:s/></text:span><text:span text:style-name="T4_557">necesario</text:span><text:span text:style-name="T4_558"><text:s/></text:span><text:span text:style-name="T4_559">pensar</text:span><text:span text:style-name="T4_560"><text:s/></text:span><text:span text:style-name="T4_561">en</text:span><text:span text:style-name="T4_562"><text:s/></text:span><text:span text:style-name="T4_563">eso</text:span><text:span text:style-name="T4_564">.<text:line-break/>(</text:span><text:span text:style-name="T4_565">PAUSA</text:span><text:span text:style-name="T4_566">)<text:line-break/></text:span><text:span text:style-name="T4_567">Mónica</text:span><text:span text:style-name="T4_568">:<text:s/>¿</text:span><text:span text:style-name="T4_569">Qué</text:span><text:span text:style-name="T4_570"><text:s/></text:span><text:span text:style-name="T4_571">tome</text:span><text:span text:style-name="T4_572"><text:s/></text:span><text:span text:style-name="T4_573">el</text:span><text:span text:style-name="T4_574"><text:s/></text:span><text:span text:style-name="T4_575">riesgo</text:span><text:span text:style-name="T4_576">?<text:s/>¡</text:span><text:span text:style-name="T4_577">Tú</text:span><text:span text:style-name="T4_578"><text:s/></text:span><text:span text:style-name="T4_579">hablando</text:span><text:span text:style-name="T4_580"><text:s/></text:span><text:span text:style-name="T4_581">de</text:span><text:span text:style-name="T4_582"><text:s/></text:span><text:span text:style-name="T4_583">riesgo</text:span><text:span text:style-name="T4_584">s</text:span><text:span text:style-name="T4_585">!<text:s/></text:span><text:span text:style-name="T4_586">No</text:span><text:span text:style-name="T4_587"><text:s/></text:span><text:span text:style-name="T4_588">sabes</text:span><text:span text:style-name="T4_589"><text:s/></text:span><text:span text:style-name="T4_590">el</text:span><text:span text:style-name="T4_591"><text:s/></text:span><text:span text:style-name="T4_592">riesgo</text:span><text:span text:style-name="T4_593"><text:s/></text:span><text:span text:style-name="T4_594">que</text:span><text:span text:style-name="T4_595"><text:s/></text:span><text:span text:style-name="T4_596">corro</text:span><text:span text:style-name="T4_597"><text:s/></text:span><text:span text:style-name="T4_598">cada</text:span><text:span text:style-name="T4_599"><text:s/></text:span><text:span text:style-name="T4_600">vez</text:span><text:span text:style-name="T4_601"><text:s/></text:span><text:span text:style-name="T4_602">que</text:span><text:span text:style-name="T4_603"><text:s/></text:span><text:span text:style-name="T4_604">te</text:span><text:span text:style-name="T4_605"><text:s/></text:span><text:span text:style-name="T4_606">veo</text:span><text:span text:style-name="T4_607">,<text:s/></text:span><text:span text:style-name="T4_608">cada</text:span><text:span text:style-name="T4_609"><text:s/></text:span><text:span text:style-name="T4_610">vez</text:span><text:span text:style-name="T4_611"><text:s/></text:span><text:span text:style-name="T4_612">que</text:span><text:span text:style-name="T4_613"><text:s/></text:span><text:span text:style-name="T4_614">me</text:span><text:span text:style-name="T4_615"><text:s/></text:span><text:span text:style-name="T4_616">hablas</text:span><text:span text:style-name="T4_617">,<text:s/></text:span><text:span text:style-name="T4_618">cada</text:span><text:span text:style-name="T4_619"><text:s/></text:span><text:span text:style-name="T4_620">vez</text:span><text:span text:style-name="T4_621"><text:s/></text:span><text:span text:style-name="T4_622">que</text:span><text:span text:style-name="T4_623"><text:s/></text:span><text:span text:style-name="T4_624">nos</text:span><text:span text:style-name="T4_625"><text:s/></text:span><text:span text:style-name="T4_626">amamos</text:span><text:span text:style-name="T4_627">.<text:s/></text:span><text:span text:style-name="T4_628">No</text:span><text:span text:style-name="T4_629"><text:s/></text:span><text:span text:style-name="T4_630">sabes</text:span><text:span text:style-name="T4_631"><text:s/></text:span><text:span text:style-name="T4_632">el</text:span><text:span text:style-name="T4_633"><text:s/></text:span><text:span text:style-name="T4_634">riesgo</text:span><text:span text:style-name="T4_635"><text:s/></text:span><text:span text:style-name="T4_636">que</text:span><text:span text:style-name="T4_637"><text:s/></text:span><text:span text:style-name="T4_638">corro</text:span><text:span text:style-name="T4_639"><text:s/></text:span><text:span text:style-name="T4_640">por</text:span><text:span text:style-name="T4_641"><text:s/></text:span><text:span text:style-name="T4_642">la</text:span><text:span text:style-name="T4_643"><text:s/></text:span><text:span text:style-name="T4_644">simple</text:span><text:span text:style-name="T4_645"><text:s/></text:span><text:span text:style-name="T4_646">y</text:span><text:span text:style-name="T4_647"><text:s/></text:span><text:span text:style-name="T4_648">sencilla</text:span><text:span text:style-name="T4_649"><text:s/></text:span><text:span text:style-name="T4_650">razón</text:span><text:span text:style-name="T4_651"><text:s/></text:span><text:span text:style-name="T4_652">de</text:span><text:span text:style-name="T4_653"><text:s/></text:span><text:span text:style-name="T4_654">estar</text:span><text:span text:style-name="T4_655"><text:s/></text:span><text:span text:style-name="T4_656">sentada</text:span><text:span text:style-name="T4_657"><text:s/></text:span><text:span text:style-name="T4_658">aquí</text:span><text:span text:style-name="T4_659"><text:s/></text:span><text:span text:style-name="T4_660">hablando</text:span><text:span text:style-name="T4_661"><text:s/></text:span><text:span text:style-name="T4_662">contigo</text:span><text:span text:style-name="T4_663">.<text:s/></text:span><text:span text:style-name="T4_664">Alguien</text:span><text:span text:style-name="T4_665"><text:s/></text:span><text:span text:style-name="T4_666">podría</text:span><text:span text:style-name="T4_667"><text:s/></text:span><text:span text:style-name="T4_668">escuchar</text:span><text:span text:style-name="T4_669"><text:s/></text:span><text:span text:style-name="T4_670">nuestra</text:span><text:span text:style-name="T4_671"><text:s/></text:span><text:span text:style-name="T4_672">conversación</text:span><text:span text:style-name="T4_673">.</text:span></text:p>
      <text:p text:style-name="P5"><text:span text:style-name="T5_1">ESCENA</text:span><text:span text:style-name="T5_2"><text:s/></text:span><text:span text:style-name="T5_3">II</text:span><text:span text:style-name="T5_4"><text:line-break/><text:line-break/></text:span><text:span text:style-name="T5_5">Roberto</text:span><text:span text:style-name="T5_6"><text:s/></text:span><text:span text:style-name="T5_7">sale</text:span><text:span text:style-name="T5_8"><text:s/></text:span><text:span text:style-name="T5_9">a</text:span><text:span text:style-name="T5_10"><text:s/></text:span><text:span text:style-name="T5_11">escena</text:span><text:span text:style-name="T5_12">,<text:s/></text:span><text:span text:style-name="T5_13">se</text:span><text:span text:style-name="T5_14"><text:s/></text:span><text:span text:style-name="T5_15">acerca</text:span><text:span text:style-name="T5_16"><text:s/></text:span><text:span text:style-name="T5_17">a</text:span><text:span text:style-name="T5_18"><text:s/></text:span><text:span text:style-name="T5_19">la</text:span><text:span text:style-name="T5_20"><text:s/></text:span><text:span text:style-name="T5_21">puerta</text:span><text:span text:style-name="T5_22"><text:s/></text:span><text:span text:style-name="T5_23">del</text:span><text:span text:style-name="T5_24"><text:s/></text:span><text:span text:style-name="T5_25">baño</text:span><text:span text:style-name="T5_26">,<text:s/></text:span><text:span text:style-name="T5_27">pega</text:span><text:span text:style-name="T5_28"><text:s/></text:span><text:span text:style-name="T5_29">una</text:span><text:span text:style-name="T5_30"><text:s/></text:span><text:span text:style-name="T5_31">oreja</text:span><text:span text:style-name="T5_32"><text:s/></text:span><text:span text:style-name="T5_33">en</text:span><text:span text:style-name="T5_34"><text:s/></text:span><text:span text:style-name="T5_35">la</text:span><text:span text:style-name="T5_36"><text:s/></text:span><text:span text:style-name="T5_37">puerta</text:span><text:span text:style-name="T5_38">.<text:s/></text:span><text:span text:style-name="T5_39">Y</text:span><text:span text:style-name="T5_40"><text:s/></text:span><text:span text:style-name="T5_41">toca</text:span><text:span text:style-name="T5_42">:<text:line-break/><text:line-break/></text:span><text:span text:style-name="T5_43">Roberto</text:span><text:span text:style-name="T5_44">:<text:s/>¿</text:span><text:span text:style-name="T5_45">Mónica</text:span><text:span text:style-name="T5_46">?<text:s/>¿</text:span><text:span text:style-name="T5_47">Qué</text:span><text:span text:style-name="T5_48"><text:s/></text:span><text:span text:style-name="T5_49">tienes</text:span><text:span text:style-name="T5_50"><text:s/></text:span><text:span text:style-name="T5_51">amor</text:span><text:span text:style-name="T5_52">?<text:s/>¿</text:span><text:span text:style-name="T5_53">Te</text:span><text:span text:style-name="T5_54"><text:s/></text:span><text:span text:style-name="T5_55">sientes</text:span><text:span text:style-name="T5_56"><text:s/></text:span><text:span text:style-name="T5_57">bien</text:span><text:span text:style-name="T5_58">?<text:s/></text:span><text:span text:style-name="T5_59">Llevas</text:span><text:span text:style-name="T5_60"><text:s/></text:span><text:span text:style-name="T5_61">un</text:span><text:span text:style-name="T5_62"><text:s/></text:span><text:span text:style-name="T5_63">buen</text:span><text:span text:style-name="T5_64"><text:s/></text:span><text:span text:style-name="T5_65">rato</text:span><text:span text:style-name="T5_66"><text:s/></text:span><text:span text:style-name="T5_67">ahí</text:span><text:span text:style-name="T5_68"><text:s/></text:span><text:span text:style-name="T5_69">a</text:span><text:span text:style-name="T5_70">dentro</text:span><text:span text:style-name="T5_71">,<text:s/></text:span><text:span text:style-name="T5_72">desde</text:span><text:span text:style-name="T5_73"><text:s/></text:span><text:span text:style-name="T5_74">que</text:span><text:span text:style-name="T5_75"><text:s/></text:span><text:span text:style-name="T5_76">llegué</text:span><text:span text:style-name="T5_77"><text:s/></text:span><text:span text:style-name="T5_78">estás</text:span><text:span text:style-name="T5_79"><text:s/></text:span><text:span text:style-name="T5_80">ahí</text:span><text:span text:style-name="T5_81">.<text:s/>¿</text:span><text:span text:style-name="T5_82">Te</text:span><text:span text:style-name="T5_83"><text:s/></text:span><text:span text:style-name="T5_84">pasa</text:span><text:span text:style-name="T5_85"><text:s/></text:span><text:span text:style-name="T5_86">algo</text:span><text:span text:style-name="T5_87">?<text:line-break/><text:line-break/></text:span><text:span text:style-name="T5_88">Mónica</text:span><text:span text:style-name="T5_89">:<text:s/>¿</text:span><text:span text:style-name="T5_90">Roberto</text:span><text:span text:style-name="T5_91">?<text:s/></text:span><text:span text:style-name="T5_92">Has</text:span><text:span text:style-name="T5_93"><text:s/></text:span><text:span text:style-name="T5_94">llegado</text:span><text:span text:style-name="T5_95">;<text:s/></text:span><text:span text:style-name="T5_96">no</text:span><text:span text:style-name="T5_97">,<text:s/></text:span><text:span text:style-name="T5_98">no</text:span><text:span text:style-name="T5_99"><text:s/></text:span><text:span text:style-name="T5_100">me</text:span><text:span text:style-name="T5_101"><text:s/></text:span><text:span text:style-name="T5_102">pasa</text:span><text:span text:style-name="T5_103"><text:s/></text:span><text:span text:style-name="T5_104">nada</text:span><text:span text:style-name="T5_105"><text:s/></text:span><text:span text:style-name="T5_106">mi</text:span><text:span text:style-name="T5_107"><text:s/></text:span><text:span text:style-name="T5_108">amor</text:span><text:span text:style-name="T5_109">.<text:s/></text:span><text:span text:style-name="T5_110">Simples</text:span><text:span text:style-name="T5_111"><text:s/></text:span><text:span text:style-name="T5_112">malestares</text:span><text:span text:style-name="T5_113"><text:s/></text:span><text:span text:style-name="T5_114">estomacales</text:span><text:span text:style-name="T5_115"><text:s/></text:span><text:span text:style-name="T5_116">ya</text:span><text:span text:style-name="T5_117"><text:s/></text:span><text:span text:style-name="T5_118">sabes</text:span><text:span text:style-name="T5_119"><text:s/></text:span><text:span text:style-name="T5_120">comes</text:span><text:span text:style-name="T5_121"><text:s/></text:span><text:span text:style-name="T5_122">algo</text:span><text:span text:style-name="T5_123"><text:s/></text:span><text:span text:style-name="T5_124">y</text:span><text:span text:style-name="T5_125"><text:s/></text:span><text:span text:style-name="T5_126">te</text:span><text:span text:style-name="T5_127"><text:s/></text:span><text:span text:style-name="T5_128">cae</text:span><text:span text:style-name="T5_129"><text:s/></text:span><text:span text:style-name="T5_130">mal</text:span><text:span text:style-name="T5_131">,<text:s/></text:span><text:span text:style-name="T5_132">un</text:span><text:span text:style-name="T5_133"><text:s/></text:span><text:span text:style-name="T5_134">poco</text:span><text:span text:style-name="T5_135"><text:s/></text:span><text:span text:style-name="T5_136">pesado</text:span><text:span text:style-name="T5_137"><text:s/></text:span><text:span text:style-name="T5_138">pero</text:span><text:span text:style-name="T5_139"><text:s/></text:span><text:span text:style-name="T5_140">sólo</text:span><text:span text:style-name="T5_141"><text:s/></text:span><text:span text:style-name="T5_142">eso</text:span><text:span text:style-name="T5_143">,<text:s/></text:span><text:span text:style-name="T5_144">en</text:span><text:span text:style-name="T5_145"><text:s/></text:span><text:span text:style-name="T5_146">un</text:span><text:span text:style-name="T5_147"><text:s/></text:span><text:span text:style-name="T5_148">momento</text:span><text:span text:style-name="T5_149"><text:s/></text:span><text:span text:style-name="T5_150">salgo</text:span><text:span text:style-name="T5_151"><text:s/></text:span><text:span text:style-name="T5_152">ya</text:span><text:span text:style-name="T5_153"><text:s/></text:span><text:span text:style-name="T5_154">se</text:span><text:span text:style-name="T5_155"><text:s/></text:span><text:span text:style-name="T5_156">me</text:span><text:span text:style-name="T5_157"><text:s/></text:span><text:span text:style-name="T5_158">está</text:span><text:span text:style-name="T5_159"><text:s/></text:span><text:span text:style-name="T5_160">pasando</text:span><text:span text:style-name="T5_161">,<text:s/></text:span><text:span text:style-name="T5_162">para</text:span><text:span text:style-name="T5_163"><text:s/></text:span><text:span text:style-name="T5_164">que</text:span><text:span text:style-name="T5_165"><text:s/></text:span><text:span text:style-name="T5_166">cenemos</text:span><text:span text:style-name="T5_167">.<text:line-break/><text:line-break/></text:span><text:span text:style-name="T5_168">Mónica</text:span><text:span text:style-name="T5_169"><text:s/></text:span><text:span text:style-name="T5_170">cuelga</text:span><text:span text:style-name="T5_171"><text:s/></text:span><text:span text:style-name="T5_172">el</text:span><text:span text:style-name="T5_173"><text:s/></text:span><text:span text:style-name="T5_174">teléfono</text:span><text:span text:style-name="T5_175"><text:s/></text:span><text:span text:style-name="T5_176">sin</text:span><text:span text:style-name="T5_177"><text:s/></text:span><text:span text:style-name="T5_178">decir</text:span><text:span text:style-name="T5_179"><text:s/></text:span><text:span text:style-name="T5_180">una</text:span><text:span text:style-name="T5_181"><text:s/></text:span><text:span text:style-name="T5_182">palabra</text:span><text:span text:style-name="T5_183">.<text:s/></text:span><text:span text:style-name="T5_184">Lo</text:span><text:span text:style-name="T5_185"><text:s/></text:span><text:span text:style-name="T5_186">deja</text:span><text:span text:style-name="T5_187"><text:s/></text:span><text:span text:style-name="T5_188">sobre</text:span><text:span text:style-name="T5_189"><text:s/></text:span><text:span text:style-name="T5_190">el</text:span><text:span text:style-name="T5_191"><text:s/></text:span><text:span text:style-name="T5_192">lavabo</text:span><text:span text:style-name="T5_193">,<text:s/></text:span><text:span text:style-name="T5_194">se</text:span><text:span text:style-name="T5_195"><text:s/></text:span><text:span text:style-name="T5_196">cubre</text:span><text:span text:style-name="T5_197"><text:s/></text:span><text:span text:style-name="T5_198">la</text:span><text:span text:style-name="T5_199"><text:s/></text:span><text:span text:style-name="T5_200">cara</text:span><text:span text:style-name="T5_201">,<text:s/></text:span><text:span text:style-name="T5_202">se</text:span><text:span text:style-name="T5_203"><text:s/></text:span><text:span text:style-name="T5_204">sostiene</text:span><text:span text:style-name="T5_205"><text:s/></text:span><text:span text:style-name="T5_206">el</text:span><text:span text:style-name="T5_207"><text:s/></text:span><text:span text:style-name="T5_208">cabello</text:span><text:span text:style-name="T5_209">,<text:s/></text:span><text:span text:style-name="T5_210">suelta</text:span><text:span text:style-name="T5_211"><text:s/></text:span><text:span text:style-name="T5_212">un</text:span><text:span text:style-name="T5_213"><text:s/></text:span><text:span text:style-name="T5_214">suspiro</text:span><text:span text:style-name="T5_215"><text:s/></text:span><text:span text:style-name="T5_216">de</text:span><text:span text:style-name="T5_217"><text:s/></text:span><text:span text:style-name="T5_218">desahogo</text:span><text:span text:style-name="T5_219">,<text:s/></text:span><text:span text:style-name="T5_220">abre</text:span><text:span text:style-name="T5_221"><text:s/></text:span><text:span text:style-name="T5_222">la</text:span><text:span text:style-name="T5_223"><text:s/></text:span><text:span text:style-name="T5_224">puerta</text:span><text:span text:style-name="T5_225"><text:s/></text:span><text:span text:style-name="T5_226">y</text:span><text:span text:style-name="T5_227"><text:s/></text:span><text:span text:style-name="T5_228">se</text:span><text:span text:style-name="T5_229"><text:s/></text:span><text:span text:style-name="T5_230">sale</text:span><text:span text:style-name="T5_231"><text:s/></text:span><text:span text:style-name="T5_232">del</text:span><text:span text:style-name="T5_233"><text:s/></text:span><text:span text:style-name="T5_234">baño</text:span><text:span text:style-name="T5_235">.<text:line-break/><text:line-break/></text:span><text:span text:style-name="T5_236">Roberto</text:span><text:span text:style-name="T5_237">:<text:s/>¿</text:span><text:span text:style-name="T5_238">Qué</text:span><text:span text:style-name="T5_239"><text:s/></text:span><text:span text:style-name="T5_240">tienes</text:span><text:span text:style-name="T5_241"><text:s/></text:span><text:span text:style-name="T5_242">peque</text:span><text:span text:style-name="T5_243">ña</text:span><text:span text:style-name="T5_244">?<text:s/>¿</text:span><text:span text:style-name="T5_245">Eh</text:span><text:span text:style-name="T5_246">?<text:s/></text:span><text:span text:style-name="T5_247">Me</text:span><text:span text:style-name="T5_248"><text:s/></text:span><text:span text:style-name="T5_249">preocupas</text:span><text:span text:style-name="T5_250"><text:s/>(</text:span><text:span text:style-name="T5_251">La</text:span><text:span text:style-name="T5_252"><text:s/></text:span><text:span text:style-name="T5_253">abraza</text:span><text:span text:style-name="T5_254"><text:s/></text:span><text:span text:style-name="T5_255">fuertemente</text:span><text:span text:style-name="T5_256"><text:s/></text:span><text:span text:style-name="T5_257">contra</text:span><text:span text:style-name="T5_258"><text:s/></text:span><text:span text:style-name="T5_259">su</text:span><text:span text:style-name="T5_260"><text:s/></text:span><text:span text:style-name="T5_261">pecho</text:span><text:span text:style-name="T5_262"><text:s/></text:span><text:span text:style-name="T5_263">y</text:span><text:span text:style-name="T5_264"><text:s/></text:span><text:span text:style-name="T5_265">le</text:span><text:span text:style-name="T5_266"><text:s/></text:span><text:span text:style-name="T5_267">da</text:span><text:span text:style-name="T5_268"><text:s/></text:span><text:span text:style-name="T5_269">un</text:span><text:span text:style-name="T5_270"><text:s/></text:span><text:span text:style-name="T5_271">beso</text:span><text:span text:style-name="T5_272"><text:s/></text:span><text:span text:style-name="T5_273">en</text:span><text:span text:style-name="T5_274"><text:s/></text:span><text:span text:style-name="T5_275">la</text:span><text:span text:style-name="T5_276"><text:s/></text:span><text:span text:style-name="T5_277">mejilla</text:span><text:span text:style-name="T5_278">).<text:line-break/><text:line-break/></text:span><text:span text:style-name="T5_279">Mónica</text:span><text:span text:style-name="T5_280">:<text:s/></text:span><text:span text:style-name="T5_281">Ya</text:span><text:span text:style-name="T5_282"><text:s/></text:span><text:span text:style-name="T5_283">te</text:span><text:span text:style-name="T5_284"><text:s/></text:span><text:span text:style-name="T5_285">lo</text:span><text:span text:style-name="T5_286"><text:s/></text:span><text:span text:style-name="T5_287">he</text:span><text:span text:style-name="T5_288"><text:s/></text:span><text:span text:style-name="T5_289">dicho</text:span><text:span text:style-name="T5_290"><text:s/></text:span><text:span text:style-name="T5_291">simples</text:span><text:span text:style-name="T5_292"><text:s/></text:span><text:span text:style-name="T5_293">malestares</text:span><text:span text:style-name="T5_294"><text:s/></text:span><text:span text:style-name="T5_295">estomacales</text:span><text:span text:style-name="T5_296">,<text:s/></text:span><text:span text:style-name="T5_297">pero</text:span><text:span text:style-name="T5_298"><text:s/></text:span><text:span text:style-name="T5_299">ya</text:span><text:span text:style-name="T5_300"><text:s/></text:span><text:span text:style-name="T5_301">se</text:span><text:span text:style-name="T5_302"><text:s/></text:span><text:span text:style-name="T5_303">me</text:span><text:span text:style-name="T5_304"><text:s/></text:span><text:span text:style-name="T5_305">pasaron</text:span><text:span text:style-name="T5_306">,<text:s/></text:span><text:span text:style-name="T5_307">en</text:span><text:span text:style-name="T5_308"><text:s/></text:span><text:span text:style-name="T5_309">serio</text:span><text:span text:style-name="T5_310"><text:s/></text:span><text:span text:style-name="T5_311">no</text:span><text:span text:style-name="T5_312"><text:s/></text:span><text:span text:style-name="T5_313">te</text:span><text:span text:style-name="T5_314"><text:s/></text:span><text:span text:style-name="T5_315">preocupes</text:span><text:span text:style-name="T5_316"><text:s/>(</text:span><text:span text:style-name="T5_317">Mónica</text:span><text:span text:style-name="T5_318"><text:s/></text:span><text:span text:style-name="T5_319">le</text:span><text:span text:style-name="T5_320"><text:s/></text:span><text:span text:style-name="T5_321">da</text:span><text:span text:style-name="T5_322"><text:s/></text:span><text:span text:style-name="T5_323">un</text:span><text:span text:style-name="T5_324"><text:s/></text:span><text:span text:style-name="T5_325">beso</text:span><text:span text:style-name="T5_326"><text:s/></text:span><text:span text:style-name="T5_327">apasionado</text:span><text:span text:style-name="T5_328"><text:s/></text:span><text:span text:style-name="T5_329">en</text:span><text:span text:style-name="T5_330"><text:s/></text:span><text:span text:style-name="T5_331">la</text:span><text:span text:style-name="T5_332"><text:s/></text:span><text:span text:style-name="T5_333">boca</text:span><text:span text:style-name="T5_334"><text:s/></text:span><text:span text:style-name="T5_335">a</text:span><text:span text:style-name="T5_336"><text:s/></text:span><text:span text:style-name="T5_337">Roberto</text:span><text:span text:style-name="T5_338">,<text:s/></text:span><text:span text:style-name="T5_339">lo</text:span><text:span text:style-name="T5_340"><text:s/></text:span><text:span text:style-name="T5_341">toma</text:span><text:span text:style-name="T5_342"><text:s/></text:span><text:span text:style-name="T5_343">de</text:span><text:span text:style-name="T5_344"><text:s/></text:span><text:span text:style-name="T5_345">la</text:span><text:span text:style-name="T5_346"><text:s/></text:span><text:span text:style-name="T5_347">mano</text:span><text:span text:style-name="T5_348"><text:s/></text:span><text:span text:style-name="T5_349">y</text:span><text:span text:style-name="T5_350"><text:s/></text:span><text:span text:style-name="T5_351">comienza</text:span><text:span text:style-name="T5_352">n</text:span><text:span text:style-name="T5_353"><text:s/></text:span><text:span text:style-name="T5_354">a</text:span><text:span text:style-name="T5_355"><text:s/></text:span><text:span text:style-name="T5_356">caminar</text:span><text:span text:style-name="T5_357"><text:s/></text:span><text:span text:style-name="T5_358">fuera</text:span><text:span text:style-name="T5_359"><text:s/></text:span><text:span text:style-name="T5_360">de</text:span><text:span text:style-name="T5_361"><text:s/></text:span><text:span text:style-name="T5_362">escena</text:span><text:span text:style-name="T5_363">).<text:line-break/><text:line-break/></text:span><text:span text:style-name="T5_364">Mónica</text:span><text:span text:style-name="T5_365">:<text:s/>¿</text:span><text:span text:style-name="T5_366">Tienes</text:span><text:span text:style-name="T5_367"><text:s/></text:span><text:span text:style-name="T5_368">hambre</text:span><text:span text:style-name="T5_369"><text:s/></text:span><text:span text:style-name="T5_370">para</text:span><text:span text:style-name="T5_371"><text:s/></text:span><text:span text:style-name="T5_372">cenar</text:span><text:span text:style-name="T5_373">?<text:s/></text:span><text:span text:style-name="T5_374">Mejor</text:span><text:span text:style-name="T5_375"><text:s/></text:span><text:span text:style-name="T5_376">te</text:span><text:span text:style-name="T5_377"><text:s/></text:span><text:span text:style-name="T5_378">invito</text:span><text:span text:style-name="T5_379"><text:s/></text:span><text:span text:style-name="T5_380">un</text:span><text:span text:style-name="T5_381"><text:s/></text:span><text:span text:style-name="T5_382">café</text:span><text:span text:style-name="T5_383">.<text:line-break/><text:line-break/></text:span><text:span text:style-name="T5_384">Roberto</text:span><text:span text:style-name="T5_385">:<text:s/>¿</text:span><text:span text:style-name="T5_386">En</text:span><text:span text:style-name="T5_387"><text:s/></text:span><text:span text:style-name="T5_388">dónde</text:span><text:span text:style-name="T5_389"><text:s/></text:span><text:span text:style-name="T5_390">siempre</text:span><text:span text:style-name="T5_391">?<text:line-break/><text:line-break/></text:span><text:span text:style-name="T5_392">Mónica</text:span><text:span text:style-name="T5_393">:<text:s/></text:span><text:span text:style-name="T5_394">Porqué</text:span><text:span text:style-name="T5_395"><text:s/></text:span><text:span text:style-name="T5_396">no</text:span><text:span text:style-name="T5_397">.<text:line-break/><text:line-break/></text:span><text:span text:style-name="T5_398">Roberto</text:span><text:span text:style-name="T5_399">:<text:s/>¡</text:span><text:span text:style-name="T5_400">Ha</text:span><text:span text:style-name="T5_401">!<text:s/></text:span><text:span text:style-name="T5_402">Por</text:span><text:span text:style-name="T5_403"><text:s/></text:span><text:span text:style-name="T5_404">cierto</text:span><text:span text:style-name="T5_405">,<text:s/></text:span><text:span text:style-name="T5_406">espero</text:span><text:span text:style-name="T5_407"><text:s/></text:span><text:span text:style-name="T5_408">que</text:span><text:span text:style-name="T5_409"><text:s/></text:span><text:span text:style-name="T5_410">no</text:span><text:span text:style-name="T5_411"><text:s/></text:span><text:span text:style-name="T5_412">se</text:span><text:span text:style-name="T5_413"><text:s/></text:span><text:span text:style-name="T5_414">haya</text:span><text:span text:style-name="T5_415"><text:s/></text:span><text:span text:style-name="T5_416">descompuesto</text:span><text:span text:style-name="T5_417"><text:s/></text:span><text:span text:style-name="T5_418">la</text:span><text:span text:style-name="T5_419"><text:s/></text:span><text:span text:style-name="T5_420">contestadora</text:span><text:span text:style-name="T5_421">.<text:s/></text:span><text:span text:style-name="T5_422">Porque</text:span><text:span text:style-name="T5_423"><text:s/></text:span><text:span text:style-name="T5_424">ahorita</text:span><text:span text:style-name="T5_425"><text:s/></text:span><text:span text:style-name="T5_426">que</text:span><text:span text:style-name="T5_427"><text:s/></text:span><text:span text:style-name="T5_428">pasé</text:span><text:span text:style-name="T5_429"><text:s/></text:span><text:span text:style-name="T5_430">por</text:span><text:span text:style-name="T5_431"><text:s/></text:span><text:span text:style-name="T5_432">la</text:span><text:span text:style-name="T5_433"><text:s/></text:span><text:span text:style-name="T5_434">sala</text:span><text:span text:style-name="T5_435"><text:s/></text:span><text:span text:style-name="T5_436">estaba</text:span><text:span text:style-name="T5_437"><text:s/></text:span><text:span text:style-name="T5_438">grabando</text:span><text:span text:style-name="T5_439">.<text:line-break/><text:line-break/></text:span><text:span text:style-name="T5_440">FI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mic Sans MS" svg:font-family="Comic Sans M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fo:keep-with-next="always" fo:keep-together="always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1.27cm" fo:padding-right="0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